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057205" officeooo:paragraph-rsid="00057205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ad675" officeooo:paragraph-rsid="000ad675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cdc8e" officeooo:paragraph-rsid="000fbf3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cdc8e" officeooo:paragraph-rsid="00164422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style="normal" fo:font-weight="normal" officeooo:rsid="000ad675" officeooo:paragraph-rsid="000ad675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officeooo:rsid="000808b0" officeooo:paragraph-rsid="00057205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officeooo:rsid="000a4a0d" officeooo:paragraph-rsid="00057205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officeooo:rsid="000ad675" officeooo:paragraph-rsid="000ad675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officeooo:rsid="000ad675" officeooo:paragraph-rsid="0013970e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205" officeooo:paragraph-rsid="00057205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paragraph-rsid="00057205"/>
    </style:style>
    <style:style style:name="P12" style:family="paragraph" style:parent-style-name="Standard">
      <style:paragraph-properties fo:text-align="start" style:justify-single-word="false"/>
      <style:text-properties officeooo:paragraph-rsid="000a4a0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font-style="normal" fo:font-weight="normal" officeooo:rsid="00057205" officeooo:paragraph-rsid="00057205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officeooo:rsid="00057205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fo:font-weight="bold" officeooo:rsid="00057205" officeooo:paragraph-rsid="00057205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fo:font-weight="normal" officeooo:rsid="000ad675" officeooo:paragraph-rsid="000ad675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style="normal" fo:font-weight="normal" officeooo:rsid="000ad675" officeooo:paragraph-rsid="000ad67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0ad675" officeooo:paragraph-rsid="000ad675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0dc48e" officeooo:paragraph-rsid="000dc48e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0dc48e" officeooo:paragraph-rsid="000dc48e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0dc48e" officeooo:paragraph-rsid="000dd380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0dd380" officeooo:paragraph-rsid="000dd380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0dd380" officeooo:paragraph-rsid="000f849a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0f849a" officeooo:paragraph-rsid="000f849a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0f849a" officeooo:paragraph-rsid="000fbf3a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0fbf3a" officeooo:paragraph-rsid="000fbf3a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0fbf3a" officeooo:paragraph-rsid="00106b55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weight="normal" officeooo:rsid="00106b55" officeooo:paragraph-rsid="00106b55" fo:background-color="transparent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2pt" fo:font-weight="normal" officeooo:rsid="00057205" officeooo:paragraph-rsid="000a4a0d" style:font-size-asian="10.5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fo:font-size="12pt" fo:font-weight="normal" officeooo:rsid="00057205" officeooo:paragraph-rsid="00057205" style:font-size-asian="10.5pt" style:font-weight-asian="normal" style:font-size-complex="12pt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fo:font-size="12pt" fo:font-weight="normal" officeooo:rsid="00057205" officeooo:paragraph-rsid="00057205" style:font-size-asian="10.5pt" style:font-weight-asian="normal" style:font-size-complex="12pt" style:font-weight-complex="normal"/>
    </style:style>
    <style:style style:name="P32" style:family="paragraph" style:parent-style-name="Standard" style:list-style-name="L4">
      <style:paragraph-properties fo:text-align="start" style:justify-single-word="false"/>
      <style:text-properties fo:font-size="12pt" fo:font-weight="normal" officeooo:rsid="00057205" officeooo:paragraph-rsid="00057205" style:font-size-asian="10.5pt" style:font-weight-asian="normal" style:font-size-complex="12pt" style:font-weight-complex="normal"/>
    </style:style>
    <style:style style:name="P33" style:family="paragraph" style:parent-style-name="Standard" style:list-style-name="L5">
      <style:paragraph-properties fo:text-align="start" style:justify-single-word="false"/>
      <style:text-properties fo:font-size="12pt" fo:font-weight="normal" officeooo:rsid="00057205" officeooo:paragraph-rsid="00057205" style:font-size-asian="10.5pt" style:font-weight-asian="normal" style:font-size-complex="12pt" style:font-weight-complex="normal"/>
    </style:style>
    <style:style style:name="P34" style:family="paragraph" style:parent-style-name="Standard" style:list-style-name="L6">
      <style:paragraph-properties fo:text-align="start" style:justify-single-word="false"/>
      <style:text-properties fo:font-size="12pt" fo:font-weight="normal" officeooo:rsid="00057205" officeooo:paragraph-rsid="00057205" style:font-size-asian="10.5pt" style:font-weight-asian="normal" style:font-size-complex="12pt" style:font-weight-complex="normal"/>
    </style:style>
    <style:style style:name="P35" style:family="paragraph" style:parent-style-name="Standard" style:list-style-name="L7">
      <style:paragraph-properties fo:text-align="start" style:justify-single-word="false"/>
      <style:text-properties fo:font-size="12pt" fo:font-weight="normal" officeooo:rsid="00057205" officeooo:paragraph-rsid="00057205" style:font-size-asian="10.5pt" style:font-weight-asian="normal" style:font-size-complex="12pt" style:font-weight-complex="normal"/>
    </style:style>
    <style:style style:name="P36" style:family="paragraph" style:parent-style-name="Standard" style:list-style-name="L8">
      <style:paragraph-properties fo:text-align="start" style:justify-single-word="false"/>
      <style:text-properties fo:font-size="12pt" fo:font-weight="normal" officeooo:rsid="00057205" officeooo:paragraph-rsid="000a4a0d" style:font-size-asian="10.5pt" style:font-weight-asian="normal" style:font-size-complex="12pt" style:font-weight-complex="normal"/>
    </style:style>
    <style:style style:name="P37" style:family="paragraph" style:parent-style-name="Standard" style:list-style-name="L13">
      <style:paragraph-properties fo:text-align="start" style:justify-single-word="false"/>
      <style:text-properties fo:font-size="12pt" fo:font-weight="normal" officeooo:rsid="000808b0" officeooo:paragraph-rsid="00057205" style:font-size-asian="10.5pt" style:font-weight-asian="normal" style:font-size-complex="12pt" style:font-weight-complex="normal"/>
    </style:style>
    <style:style style:name="P38" style:family="paragraph" style:parent-style-name="Standard" style:list-style-name="L14">
      <style:paragraph-properties fo:text-align="start" style:justify-single-word="false"/>
      <style:text-properties fo:font-size="12pt" fo:font-weight="normal" officeooo:rsid="000808b0" officeooo:paragraph-rsid="00057205" style:font-size-asian="10.5pt" style:font-weight-asian="normal" style:font-size-complex="12pt" style:font-weight-complex="normal"/>
    </style:style>
    <style:style style:name="P39" style:family="paragraph" style:parent-style-name="Standard" style:list-style-name="L59">
      <style:paragraph-properties fo:text-align="start" style:justify-single-word="false"/>
      <style:text-properties fo:font-size="12pt" fo:font-weight="normal" officeooo:rsid="0015608c" officeooo:paragraph-rsid="0015608c" style:font-size-asian="12pt" style:font-weight-asian="normal" style:font-size-complex="12pt" style:font-weight-complex="normal"/>
    </style:style>
    <style:style style:name="P40" style:family="paragraph" style:parent-style-name="Standard" style:list-style-name="L15">
      <style:paragraph-properties fo:text-align="start" style:justify-single-word="false"/>
      <style:text-properties fo:font-size="12pt" fo:font-style="normal" fo:font-weight="normal" officeooo:rsid="000808b0" officeooo:paragraph-rsid="00057205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17">
      <style:paragraph-properties fo:text-align="start" style:justify-single-word="false"/>
      <style:text-properties fo:font-size="12pt" fo:font-style="normal" fo:font-weight="normal" officeooo:rsid="000808b0" officeooo:paragraph-rsid="000a4a0d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19">
      <style:paragraph-properties fo:text-align="start" style:justify-single-word="false"/>
      <style:text-properties fo:font-size="12pt" fo:font-style="normal" fo:font-weight="normal" officeooo:rsid="000808b0" officeooo:paragraph-rsid="00057205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21">
      <style:paragraph-properties fo:text-align="start" style:justify-single-word="false"/>
      <style:text-properties fo:font-size="12pt" fo:font-style="normal" fo:font-weight="normal" officeooo:rsid="000ad675" officeooo:paragraph-rsid="000ad675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22">
      <style:paragraph-properties fo:text-align="start" style:justify-single-word="false"/>
      <style:text-properties fo:font-size="12pt" fo:font-style="normal" fo:font-weight="normal" officeooo:rsid="000ad675" officeooo:paragraph-rsid="000ad675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23">
      <style:paragraph-properties fo:text-align="start" style:justify-single-word="false"/>
      <style:text-properties fo:font-size="12pt" fo:font-style="normal" fo:font-weight="normal" officeooo:rsid="000ad675" officeooo:paragraph-rsid="000ad675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24">
      <style:paragraph-properties fo:text-align="start" style:justify-single-word="false"/>
      <style:text-properties fo:font-size="12pt" fo:font-style="normal" fo:font-weight="normal" officeooo:rsid="000ad675" officeooo:paragraph-rsid="000ad675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25">
      <style:paragraph-properties fo:text-align="start" style:justify-single-word="false"/>
      <style:text-properties fo:font-size="12pt" fo:font-style="normal" fo:font-weight="normal" officeooo:rsid="000ad675" officeooo:paragraph-rsid="000ad675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26">
      <style:paragraph-properties fo:text-align="start" style:justify-single-word="false"/>
      <style:text-properties fo:font-size="12pt" fo:font-style="normal" fo:font-weight="normal" officeooo:rsid="000ad675" officeooo:paragraph-rsid="000ad675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27">
      <style:paragraph-properties fo:text-align="start" style:justify-single-word="false"/>
      <style:text-properties fo:font-size="12pt" fo:font-style="normal" fo:font-weight="normal" officeooo:rsid="000ad675" officeooo:paragraph-rsid="000ad675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28">
      <style:paragraph-properties fo:text-align="start" style:justify-single-word="false"/>
      <style:text-properties fo:font-size="12pt" fo:font-style="normal" fo:font-weight="normal" officeooo:rsid="000ad675" officeooo:paragraph-rsid="000ad675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style="normal" fo:font-weight="normal" officeooo:rsid="0015608c" officeooo:paragraph-rsid="000fbf3a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57">
      <style:paragraph-properties fo:text-align="start" style:justify-single-word="false"/>
      <style:text-properties fo:font-size="12pt" fo:font-style="normal" fo:font-weight="normal" officeooo:rsid="0015608c" officeooo:paragraph-rsid="0015608c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style="normal" fo:font-weight="normal" officeooo:rsid="0015608c" officeooo:paragraph-rsid="0015608c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58">
      <style:paragraph-properties fo:text-align="start" style:justify-single-word="false"/>
      <style:text-properties fo:font-size="12pt" fo:font-style="normal" fo:font-weight="normal" officeooo:rsid="0015608c" officeooo:paragraph-rsid="0015608c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60">
      <style:paragraph-properties fo:text-align="start" style:justify-single-word="false"/>
      <style:text-properties fo:font-size="12pt" fo:font-style="normal" fo:font-weight="normal" officeooo:rsid="00164422" officeooo:paragraph-rsid="00164422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style="normal" fo:font-weight="normal" officeooo:rsid="00164422" officeooo:paragraph-rsid="00164422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61">
      <style:paragraph-properties fo:text-align="start" style:justify-single-word="false"/>
      <style:text-properties fo:font-size="12pt" fo:font-style="normal" fo:font-weight="normal" officeooo:rsid="00164422" officeooo:paragraph-rsid="00164422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62">
      <style:paragraph-properties fo:text-align="start" style:justify-single-word="false"/>
      <style:text-properties fo:font-size="12pt" fo:font-style="normal" fo:font-weight="normal" officeooo:rsid="00164422" officeooo:paragraph-rsid="00164422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63">
      <style:paragraph-properties fo:text-align="start" style:justify-single-word="false"/>
      <style:text-properties fo:font-size="12pt" fo:font-style="normal" fo:font-weight="normal" officeooo:rsid="00164422" officeooo:paragraph-rsid="00164422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style="normal" fo:font-weight="normal" officeooo:rsid="0016dfe3" officeooo:paragraph-rsid="0016dfe3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64">
      <style:paragraph-properties fo:text-align="start" style:justify-single-word="false"/>
      <style:text-properties fo:font-size="12pt" fo:font-style="normal" fo:font-weight="normal" officeooo:rsid="0016dfe3" officeooo:paragraph-rsid="0016dfe3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66">
      <style:paragraph-properties fo:text-align="start" style:justify-single-word="false"/>
      <style:text-properties fo:font-size="12pt" fo:font-style="normal" fo:font-weight="normal" officeooo:rsid="0016dfe3" officeooo:paragraph-rsid="0016dfe3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67">
      <style:paragraph-properties fo:text-align="start" style:justify-single-word="false"/>
      <style:text-properties fo:font-size="12pt" fo:font-style="normal" fo:font-weight="normal" officeooo:rsid="0016dfe3" officeooo:paragraph-rsid="0016dfe3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68">
      <style:paragraph-properties fo:text-align="start" style:justify-single-word="false"/>
      <style:text-properties fo:font-size="12pt" fo:font-style="normal" fo:font-weight="normal" officeooo:rsid="0016dfe3" officeooo:paragraph-rsid="0016dfe3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68">
      <style:paragraph-properties fo:text-align="start" style:justify-single-word="false"/>
      <style:text-properties fo:font-size="12pt" fo:font-style="normal" fo:font-weight="normal" officeooo:rsid="0018d9fc" officeooo:paragraph-rsid="0018d9fc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style="normal" fo:font-weight="normal" officeooo:rsid="0018d9fc" officeooo:paragraph-rsid="0018d9fc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69">
      <style:paragraph-properties fo:text-align="start" style:justify-single-word="false"/>
      <style:text-properties fo:font-size="12pt" fo:font-style="normal" fo:font-weight="normal" officeooo:rsid="0018d9fc" officeooo:paragraph-rsid="0018d9fc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 style:list-style-name="L70">
      <style:paragraph-properties fo:text-align="start" style:justify-single-word="false"/>
      <style:text-properties fo:font-size="12pt" fo:font-style="normal" fo:font-weight="normal" officeooo:rsid="0018d9fc" officeooo:paragraph-rsid="0018d9fc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 style:list-style-name="L71">
      <style:paragraph-properties fo:text-align="start" style:justify-single-word="false"/>
      <style:text-properties fo:font-size="12pt" fo:font-style="normal" fo:font-weight="normal" officeooo:rsid="0018d9fc" officeooo:paragraph-rsid="0018d9fc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72">
      <style:paragraph-properties fo:text-align="start" style:justify-single-word="false"/>
      <style:text-properties fo:font-size="12pt" fo:font-style="normal" fo:font-weight="normal" officeooo:rsid="0018d9fc" officeooo:paragraph-rsid="0018d9fc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73">
      <style:paragraph-properties fo:text-align="start" style:justify-single-word="false"/>
      <style:text-properties fo:font-size="12pt" fo:font-style="normal" fo:font-weight="normal" officeooo:rsid="0018d9fc" officeooo:paragraph-rsid="0018d9fc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 style:list-style-name="L74">
      <style:paragraph-properties fo:text-align="start" style:justify-single-word="false"/>
      <style:text-properties fo:font-size="12pt" fo:font-style="normal" fo:font-weight="normal" officeooo:rsid="0018efaf" officeooo:paragraph-rsid="0018efaf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style="normal" fo:font-weight="normal" officeooo:rsid="0018efaf" officeooo:paragraph-rsid="0018efaf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 style:list-style-name="L76">
      <style:paragraph-properties fo:text-align="start" style:justify-single-word="false"/>
      <style:text-properties fo:font-size="12pt" fo:font-style="normal" fo:font-weight="normal" officeooo:rsid="0018efaf" officeooo:paragraph-rsid="0018efaf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77">
      <style:paragraph-properties fo:text-align="start" style:justify-single-word="false"/>
      <style:text-properties fo:font-size="12pt" fo:font-style="normal" fo:font-weight="normal" officeooo:rsid="0019fbc0" officeooo:paragraph-rsid="0019fbc0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style="normal" fo:font-weight="normal" officeooo:rsid="0019fbc0" officeooo:paragraph-rsid="0019fbc0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 style:list-style-name="L78">
      <style:paragraph-properties fo:text-align="start" style:justify-single-word="false"/>
      <style:text-properties fo:font-size="12pt" fo:font-style="normal" fo:font-weight="normal" officeooo:rsid="0019fbc0" officeooo:paragraph-rsid="001bc0e5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style="normal" fo:font-weight="normal" officeooo:rsid="0019fbc0" officeooo:paragraph-rsid="001bc0e5" style:font-size-asian="12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 style:list-style-name="L79">
      <style:paragraph-properties fo:text-align="start" style:justify-single-word="false"/>
      <style:text-properties fo:font-size="12pt" fo:font-style="normal" fo:font-weight="normal" officeooo:rsid="001bc0e5" officeooo:paragraph-rsid="001bc0e5" style:font-size-asian="12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style="normal" fo:font-weight="normal" officeooo:rsid="001bc0e5" officeooo:paragraph-rsid="001bc0e5" style:font-size-asian="12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 style:list-style-name="L80">
      <style:paragraph-properties fo:text-align="start" style:justify-single-word="false"/>
      <style:text-properties fo:font-size="12pt" fo:font-style="normal" fo:font-weight="normal" officeooo:rsid="001bc0e5" officeooo:paragraph-rsid="001bc0e5" style:font-size-asian="12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style="normal" fo:font-weight="normal" officeooo:rsid="001d71c1" officeooo:paragraph-rsid="001d71c1" style:font-size-asian="12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 style:list-style-name="L81">
      <style:paragraph-properties fo:text-align="start" style:justify-single-word="false"/>
      <style:text-properties fo:font-size="12pt" fo:font-style="normal" fo:font-weight="normal" officeooo:rsid="001d71c1" officeooo:paragraph-rsid="001d71c1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style="normal" fo:font-weight="normal" officeooo:rsid="001ea342" officeooo:paragraph-rsid="001ea342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style="normal" fo:font-weight="normal" officeooo:rsid="001f4e3b" officeooo:paragraph-rsid="001f4e3b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style="normal" fo:font-weight="normal" officeooo:rsid="000f849a" officeooo:paragraph-rsid="000f849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 style:list-style-name="L9">
      <style:paragraph-properties fo:text-align="start" style:justify-single-word="false"/>
      <style:text-properties style:font-name="Times New Roman" fo:font-size="12pt" fo:font-style="normal" fo:font-weight="normal" officeooo:rsid="00057205" officeooo:paragraph-rsid="000a4a0d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 style:list-style-name="L10">
      <style:paragraph-properties fo:text-align="start" style:justify-single-word="false"/>
      <style:text-properties style:font-name="Times New Roman" fo:font-size="12pt" fo:font-style="normal" fo:font-weight="normal" officeooo:rsid="00057205" officeooo:paragraph-rsid="00057205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 style:list-style-name="L11">
      <style:paragraph-properties fo:text-align="start" style:justify-single-word="false"/>
      <style:text-properties style:font-name="Times New Roman" fo:font-size="12pt" fo:font-style="normal" fo:font-weight="normal" officeooo:rsid="000808b0" officeooo:paragraph-rsid="00057205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 style:list-style-name="L9">
      <style:paragraph-properties fo:margin-left="6.253cm" fo:margin-right="0cm" fo:text-align="start" style:justify-single-word="false" fo:text-indent="-0.635cm" style:auto-text-indent="false"/>
      <style:text-properties fo:font-size="12pt" fo:font-weight="normal" officeooo:rsid="00057205" officeooo:paragraph-rsid="000a4a0d" style:font-size-asian="10.5pt" style:font-weight-asian="normal" style:font-size-complex="12pt" style:font-weight-complex="normal"/>
    </style:style>
    <style:style style:name="P91" style:family="paragraph" style:parent-style-name="Standard" style:list-style-name="L10">
      <style:paragraph-properties fo:margin-left="6.253cm" fo:margin-right="0cm" fo:text-align="start" style:justify-single-word="false" fo:text-indent="-0.635cm" style:auto-text-indent="false"/>
      <style:text-properties fo:font-size="12pt" fo:font-weight="normal" officeooo:rsid="00057205" officeooo:paragraph-rsid="00057205" style:font-size-asian="10.5pt" style:font-weight-asian="normal" style:font-size-complex="12pt" style:font-weight-complex="normal"/>
    </style:style>
    <style:style style:name="P92" style:family="paragraph" style:parent-style-name="Standard" style:list-style-name="L11">
      <style:paragraph-properties fo:margin-left="6.253cm" fo:margin-right="0cm" fo:text-align="start" style:justify-single-word="false" fo:text-indent="-0.635cm" style:auto-text-indent="false"/>
      <style:text-properties fo:font-size="12pt" fo:font-weight="normal" officeooo:rsid="000808b0" officeooo:paragraph-rsid="00057205" style:font-size-asian="10.5pt" style:font-weight-asian="normal" style:font-size-complex="12pt" style:font-weight-complex="normal"/>
    </style:style>
    <style:style style:name="P93" style:family="paragraph" style:parent-style-name="Standard" style:list-style-name="L12">
      <style:paragraph-properties fo:margin-left="6.253cm" fo:margin-right="0cm" fo:text-align="start" style:justify-single-word="false" fo:text-indent="-0.635cm" style:auto-text-indent="false"/>
      <style:text-properties fo:font-size="12pt" fo:font-weight="normal" officeooo:rsid="000808b0" officeooo:paragraph-rsid="00057205" style:font-size-asian="10.5pt" style:font-weight-asian="normal" style:font-size-complex="12pt" style:font-weight-complex="normal"/>
    </style:style>
    <style:style style:name="P94" style:family="paragraph" style:parent-style-name="Standard" style:list-style-name="L31">
      <style:paragraph-properties fo:margin-left="6.253cm" fo:margin-right="0cm" fo:text-align="start" style:justify-single-word="false" fo:text-indent="-0.635cm" style:auto-text-indent="false"/>
      <style:text-properties fo:font-size="12pt" fo:font-weight="normal" officeooo:rsid="000cdc8e" officeooo:paragraph-rsid="000cdc8e" style:font-size-asian="12pt" style:font-weight-asian="normal" style:font-size-complex="12pt" style:font-weight-complex="normal"/>
    </style:style>
    <style:style style:name="P95" style:family="paragraph" style:parent-style-name="Standard" style:list-style-name="L16">
      <style:paragraph-properties fo:margin-left="6.253cm" fo:margin-right="0cm" fo:text-align="start" style:justify-single-word="false" fo:text-indent="-0.635cm" style:auto-text-indent="false"/>
      <style:text-properties fo:font-size="12pt" fo:font-style="normal" fo:font-weight="normal" officeooo:rsid="000808b0" officeooo:paragraph-rsid="00057205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 style:list-style-name="L32">
      <style:paragraph-properties fo:margin-left="6.253cm" fo:margin-right="0cm" fo:text-align="start" style:justify-single-word="false" fo:text-indent="-0.635cm" style:auto-text-indent="false"/>
      <style:text-properties fo:font-size="12pt" fo:font-style="normal" fo:font-weight="normal" officeooo:rsid="000dc48e" officeooo:paragraph-rsid="000dc48e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 style:list-style-name="L33">
      <style:paragraph-properties fo:margin-left="6.253cm" fo:margin-right="0cm" fo:text-align="start" style:justify-single-word="false" fo:text-indent="-0.635cm" style:auto-text-indent="false"/>
      <style:text-properties fo:font-size="12pt" fo:font-style="normal" fo:font-weight="normal" officeooo:rsid="000dc48e" officeooo:paragraph-rsid="000dc48e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 style:list-style-name="L33">
      <style:paragraph-properties fo:margin-left="6.253cm" fo:margin-right="0cm" fo:text-align="start" style:justify-single-word="false" fo:text-indent="-0.635cm" style:auto-text-indent="false"/>
      <style:text-properties fo:font-size="12pt" fo:font-style="normal" fo:font-weight="normal" officeooo:rsid="000dc48e" officeooo:paragraph-rsid="000dc48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 style:list-style-name="L34">
      <style:paragraph-properties fo:margin-left="6.253cm" fo:margin-right="0cm" fo:text-align="start" style:justify-single-word="false" fo:text-indent="-0.635cm" style:auto-text-indent="false"/>
      <style:text-properties fo:font-size="12pt" fo:font-style="normal" fo:font-weight="normal" officeooo:rsid="000dd380" officeooo:paragraph-rsid="000dd38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 style:list-style-name="L35">
      <style:paragraph-properties fo:margin-left="6.253cm" fo:margin-right="0cm" fo:text-align="start" style:justify-single-word="false" fo:text-indent="-0.635cm" style:auto-text-indent="false"/>
      <style:text-properties fo:font-size="12pt" fo:font-style="normal" fo:font-weight="normal" officeooo:rsid="000dd380" officeooo:paragraph-rsid="000dd38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45">
      <style:paragraph-properties fo:margin-left="6.253cm" fo:margin-right="0cm" fo:text-align="start" style:justify-single-word="false" fo:text-indent="-0.635cm" style:auto-text-indent="false"/>
      <style:text-properties fo:font-size="12pt" fo:font-style="normal" fo:font-weight="normal" officeooo:rsid="000fbf3a" officeooo:paragraph-rsid="000fbf3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46">
      <style:paragraph-properties fo:margin-left="6.253cm" fo:margin-right="0cm" fo:text-align="start" style:justify-single-word="false" fo:text-indent="-0.635cm" style:auto-text-indent="false"/>
      <style:text-properties fo:font-size="12pt" fo:font-style="normal" fo:font-weight="normal" officeooo:rsid="000fbf3a" officeooo:paragraph-rsid="000fbf3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 style:list-style-name="L47">
      <style:paragraph-properties fo:margin-left="6.253cm" fo:margin-right="0cm" fo:text-align="start" style:justify-single-word="false" fo:text-indent="-0.635cm" style:auto-text-indent="false"/>
      <style:text-properties fo:font-size="12pt" fo:font-style="normal" fo:font-weight="normal" officeooo:rsid="000fbf3a" officeooo:paragraph-rsid="000fbf3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 style:list-style-name="L18">
      <style:paragraph-properties fo:margin-left="3.752cm" fo:margin-right="0cm" fo:text-align="start" style:justify-single-word="false" fo:text-indent="-0.635cm" style:auto-text-indent="false"/>
      <style:text-properties fo:font-size="12pt" fo:font-style="normal" fo:font-weight="normal" officeooo:rsid="000808b0" officeooo:paragraph-rsid="00057205" style:font-size-asian="10.5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20">
      <style:paragraph-properties fo:margin-left="3.752cm" fo:margin-right="0cm" fo:text-align="start" style:justify-single-word="false" fo:text-indent="-0.635cm" style:auto-text-indent="false"/>
      <style:text-properties fo:font-size="12pt" fo:font-style="normal" fo:font-weight="normal" officeooo:rsid="000ad675" officeooo:paragraph-rsid="000ad675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 style:list-style-name="L22">
      <style:paragraph-properties fo:margin-left="5.002cm" fo:margin-right="0cm" fo:text-align="start" style:justify-single-word="false" fo:text-indent="-0.635cm" style:auto-text-indent="false"/>
      <style:text-properties fo:font-size="12pt" fo:font-style="normal" fo:font-weight="normal" officeooo:rsid="000ad675" officeooo:paragraph-rsid="000ad675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 style:list-style-name="L22">
      <style:paragraph-properties fo:margin-left="3.752cm" fo:margin-right="0cm" fo:text-align="start" style:justify-single-word="false" fo:text-indent="0cm" style:auto-text-indent="false"/>
      <style:text-properties fo:font-size="12pt" fo:font-weight="normal" officeooo:rsid="000ad675" officeooo:paragraph-rsid="000ad675" style:font-size-asian="12pt" style:font-weight-asian="normal" style:font-size-complex="12pt" style:font-weight-complex="normal"/>
    </style:style>
    <style:style style:name="P108" style:family="paragraph" style:parent-style-name="Standard" style:list-style-name="L29">
      <style:paragraph-properties fo:margin-left="7.504cm" fo:margin-right="0cm" fo:text-align="start" style:justify-single-word="false" fo:text-indent="-0.635cm" style:auto-text-indent="false"/>
      <style:text-properties fo:font-size="12pt" fo:font-style="normal" fo:font-weight="normal" officeooo:rsid="000ad675" officeooo:paragraph-rsid="000ad675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 style:list-style-name="L30">
      <style:paragraph-properties fo:margin-left="7.504cm" fo:margin-right="0cm" fo:text-align="start" style:justify-single-word="false" fo:text-indent="-0.635cm" style:auto-text-indent="false"/>
      <style:text-properties fo:font-size="12pt" fo:font-style="normal" fo:font-weight="normal" officeooo:rsid="000cdc8e" officeooo:paragraph-rsid="000cdc8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 style:list-style-name="L39">
      <style:paragraph-properties fo:margin-left="7.504cm" fo:margin-right="0cm" fo:text-align="start" style:justify-single-word="false" fo:text-indent="-0.635cm" style:auto-text-indent="false"/>
      <style:text-properties fo:font-size="12pt" fo:font-style="normal" fo:font-weight="normal" officeooo:rsid="000f849a" officeooo:paragraph-rsid="000f849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 style:list-style-name="L48">
      <style:paragraph-properties fo:margin-left="7.504cm" fo:margin-right="0cm" fo:text-align="start" style:justify-single-word="false" fo:text-indent="-0.635cm" style:auto-text-indent="false"/>
      <style:text-properties fo:font-size="12pt" fo:font-style="normal" fo:font-weight="normal" officeooo:rsid="000fbf3a" officeooo:paragraph-rsid="000fbf3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 style:list-style-name="L56">
      <style:paragraph-properties fo:margin-left="7.504cm" fo:margin-right="0cm" fo:text-align="start" style:justify-single-word="false" fo:text-indent="-0.635cm" style:auto-text-indent="false"/>
      <style:text-properties fo:font-size="12pt" fo:font-style="normal" fo:font-weight="normal" officeooo:rsid="00106b55" officeooo:paragraph-rsid="0013970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 style:list-style-name="L29">
      <style:paragraph-properties fo:margin-left="7.504cm" fo:margin-right="0cm" fo:text-align="start" style:justify-single-word="false" fo:text-indent="-0.635cm" style:auto-text-indent="false"/>
      <style:text-properties fo:font-size="12pt" fo:font-weight="normal" officeooo:rsid="000ad675" officeooo:paragraph-rsid="000ad675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style="normal" fo:font-weight="normal" officeooo:rsid="000cdc8e" officeooo:paragraph-rsid="000dc48e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style="normal" fo:font-weight="normal" officeooo:rsid="000dc48e" officeooo:paragraph-rsid="000dc48e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style="normal" fo:font-weight="normal" officeooo:rsid="000e50da" officeooo:paragraph-rsid="000dd38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style="normal" fo:font-weight="normal" officeooo:rsid="000e50da" officeooo:paragraph-rsid="000e50d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style="normal" fo:font-weight="normal" officeooo:rsid="000f849a" officeooo:paragraph-rsid="000f849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style="normal" fo:font-weight="normal" officeooo:rsid="000fbf3a" officeooo:paragraph-rsid="000fbf3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style="normal" fo:font-weight="normal" officeooo:rsid="00106b55" officeooo:paragraph-rsid="000fbf3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2pt" fo:font-style="normal" fo:font-weight="normal" officeooo:rsid="00106b55" officeooo:paragraph-rsid="00106b5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 style:list-style-name="L36">
      <style:paragraph-properties fo:margin-left="8.754cm" fo:margin-right="0cm" fo:text-align="start" style:justify-single-word="false" fo:text-indent="-0.635cm" style:auto-text-indent="false"/>
      <style:text-properties fo:font-size="12pt" fo:font-style="normal" fo:font-weight="normal" officeooo:rsid="000e50da" officeooo:paragraph-rsid="000e50d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 style:list-style-name="L37">
      <style:paragraph-properties fo:margin-left="8.754cm" fo:margin-right="0cm" fo:text-align="start" style:justify-single-word="false" fo:text-indent="-0.635cm" style:auto-text-indent="false"/>
      <style:text-properties fo:font-size="12pt" fo:font-style="normal" fo:font-weight="normal" officeooo:rsid="000e50da" officeooo:paragraph-rsid="000e50d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 style:list-style-name="L38">
      <style:paragraph-properties fo:margin-left="8.754cm" fo:margin-right="0cm" fo:text-align="start" style:justify-single-word="false" fo:text-indent="-0.635cm" style:auto-text-indent="false"/>
      <style:text-properties fo:font-size="12pt" fo:font-style="normal" fo:font-weight="normal" officeooo:rsid="000e50da" officeooo:paragraph-rsid="000e50d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 style:list-style-name="L44">
      <style:paragraph-properties fo:margin-left="8.754cm" fo:margin-right="0cm" fo:text-align="start" style:justify-single-word="false" fo:text-indent="-0.635cm" style:auto-text-indent="false"/>
      <style:text-properties fo:font-size="12pt" fo:font-style="normal" fo:font-weight="normal" officeooo:rsid="000fbf3a" officeooo:paragraph-rsid="000fbf3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 style:list-style-name="L55">
      <style:paragraph-properties fo:margin-left="8.754cm" fo:margin-right="0cm" fo:text-align="start" style:justify-single-word="false" fo:text-indent="-0.635cm" style:auto-text-indent="false"/>
      <style:text-properties fo:font-size="12pt" fo:font-style="normal" fo:font-weight="normal" officeooo:rsid="00106b55" officeooo:paragraph-rsid="00106b5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 style:list-style-name="L50">
      <style:paragraph-properties fo:margin-left="10.005cm" fo:margin-right="0cm" fo:text-align="start" style:justify-single-word="false" fo:text-indent="-0.635cm" style:auto-text-indent="false"/>
      <style:text-properties fo:font-size="12pt" fo:font-weight="normal" officeooo:rsid="000fbf3a" officeooo:paragraph-rsid="000fbf3a" fo:background-color="transparent" style:font-size-asian="12pt" style:font-weight-asian="normal" style:font-size-complex="12pt" style:font-weight-complex="normal"/>
    </style:style>
    <style:style style:name="P128" style:family="paragraph" style:parent-style-name="Standard" style:list-style-name="L40">
      <style:paragraph-properties fo:margin-left="10.005cm" fo:margin-right="0cm" fo:text-align="start" style:justify-single-word="false" fo:text-indent="-0.635cm" style:auto-text-indent="false"/>
      <style:text-properties fo:font-size="12pt" fo:font-style="normal" fo:font-weight="normal" officeooo:rsid="000f849a" officeooo:paragraph-rsid="000f849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 style:list-style-name="L41">
      <style:paragraph-properties fo:margin-left="10.005cm" fo:margin-right="0cm" fo:text-align="start" style:justify-single-word="false" fo:text-indent="-0.635cm" style:auto-text-indent="false"/>
      <style:text-properties fo:font-size="12pt" fo:font-style="normal" fo:font-weight="normal" officeooo:rsid="000f849a" officeooo:paragraph-rsid="000f849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 style:list-style-name="L49">
      <style:paragraph-properties fo:margin-left="10.005cm" fo:margin-right="0cm" fo:text-align="start" style:justify-single-word="false" fo:text-indent="-0.635cm" style:auto-text-indent="false"/>
      <style:text-properties fo:font-size="12pt" fo:font-style="normal" fo:font-weight="normal" officeooo:rsid="000fbf3a" officeooo:paragraph-rsid="000fbf3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 style:list-style-name="L51">
      <style:paragraph-properties fo:margin-left="10.005cm" fo:margin-right="0cm" fo:text-align="start" style:justify-single-word="false" fo:text-indent="-0.635cm" style:auto-text-indent="false"/>
      <style:text-properties fo:font-size="12pt" fo:font-style="normal" fo:font-weight="normal" officeooo:rsid="00106b55" officeooo:paragraph-rsid="00106b5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 style:list-style-name="L52">
      <style:paragraph-properties fo:margin-left="10.005cm" fo:margin-right="0cm" fo:text-align="start" style:justify-single-word="false" fo:text-indent="-0.635cm" style:auto-text-indent="false"/>
      <style:text-properties fo:font-size="12pt" fo:font-style="normal" fo:font-weight="normal" officeooo:rsid="00106b55" officeooo:paragraph-rsid="00106b5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 style:list-style-name="L53">
      <style:paragraph-properties fo:margin-left="10.005cm" fo:margin-right="0cm" fo:text-align="start" style:justify-single-word="false" fo:text-indent="-0.635cm" style:auto-text-indent="false"/>
      <style:text-properties fo:font-size="12pt" fo:font-style="normal" fo:font-weight="normal" officeooo:rsid="00106b55" officeooo:paragraph-rsid="00106b5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 style:list-style-name="L54">
      <style:paragraph-properties fo:margin-left="10.005cm" fo:margin-right="0cm" fo:text-align="start" style:justify-single-word="false" fo:text-indent="-0.635cm" style:auto-text-indent="false"/>
      <style:text-properties fo:font-size="12pt" fo:font-style="normal" fo:font-weight="normal" officeooo:rsid="00106b55" officeooo:paragraph-rsid="00106b5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 style:list-style-name="L43">
      <style:paragraph-properties fo:margin-left="11.255cm" fo:margin-right="0cm" fo:text-align="start" style:justify-single-word="false" fo:text-indent="-0.635cm" style:auto-text-indent="false"/>
      <style:text-properties fo:font-size="12pt" fo:font-weight="normal" officeooo:rsid="000fbf3a" officeooo:paragraph-rsid="000fbf3a" fo:background-color="transparent" style:font-size-asian="12pt" style:font-weight-asian="normal" style:font-size-complex="12pt" style:font-weight-complex="normal"/>
    </style:style>
    <style:style style:name="P136" style:family="paragraph" style:parent-style-name="Standard" style:list-style-name="L42">
      <style:paragraph-properties fo:margin-left="11.255cm" fo:margin-right="0cm" fo:text-align="start" style:justify-single-word="false" fo:text-indent="-0.635cm" style:auto-text-indent="false"/>
      <style:text-properties fo:font-size="12pt" fo:font-style="normal" fo:font-weight="normal" officeooo:rsid="000fbf3a" officeooo:paragraph-rsid="000fbf3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 style:list-style-name="L56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106b55" officeooo:paragraph-rsid="0013970e" fo:background-color="transparent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dfe3" style:font-weight-asian="bold" style:font-weight-complex="bold"/>
    </style:style>
    <style:style style:name="T3" style:family="text">
      <style:text-properties fo:font-size="12pt" fo:font-weight="normal" officeooo:rsid="00057205" style:font-size-asian="10.5pt" style:font-weight-asian="normal" style:font-size-complex="12pt" style:font-weight-complex="normal"/>
    </style:style>
    <style:style style:name="T4" style:family="text">
      <style:text-properties fo:font-size="12pt" fo:font-style="normal" fo:font-weight="normal" officeooo:rsid="000808b0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fo:font-weight="normal" officeooo:rsid="000a4a0d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officeooo:rsid="000808b0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808b0" style:font-style-asian="normal" style:font-style-complex="normal"/>
    </style:style>
    <style:style style:name="T9" style:family="text">
      <style:text-properties fo:font-style="normal" officeooo:rsid="00057205" style:font-style-asian="normal" style:font-style-complex="normal"/>
    </style:style>
    <style:style style:name="T10" style:family="text">
      <style:text-properties fo:font-style="normal" officeooo:rsid="000c8b84" style:font-style-asian="normal" style:font-style-complex="normal"/>
    </style:style>
    <style:style style:name="T11" style:family="text">
      <style:text-properties fo:font-style="normal" officeooo:rsid="000dd380" style:font-style-asian="normal" style:font-style-complex="normal"/>
    </style:style>
    <style:style style:name="T12" style:family="text">
      <style:text-properties fo:font-style="normal" officeooo:rsid="000e50da" style:font-style-asian="normal" style:font-style-complex="normal"/>
    </style:style>
    <style:style style:name="T13" style:family="text">
      <style:text-properties fo:font-style="normal" officeooo:rsid="000f849a" style:font-style-asian="normal" style:font-style-complex="normal"/>
    </style:style>
    <style:style style:name="T14" style:family="text">
      <style:text-properties fo:font-style="normal" officeooo:rsid="000fbf3a" style:font-style-asian="normal" style:font-style-complex="normal"/>
    </style:style>
    <style:style style:name="T15" style:family="text">
      <style:text-properties fo:font-style="normal" officeooo:rsid="00106b55" style:font-style-asian="normal" style:font-style-complex="normal"/>
    </style:style>
    <style:style style:name="T16" style:family="text">
      <style:text-properties fo:font-style="normal" officeooo:rsid="00120368" style:font-style-asian="normal" style:font-style-complex="normal"/>
    </style:style>
    <style:style style:name="T17" style:family="text">
      <style:text-properties fo:font-style="normal" officeooo:rsid="000ad675" style:font-style-asian="normal" style:font-style-complex="normal"/>
    </style:style>
    <style:style style:name="T18" style:family="text">
      <style:text-properties fo:font-style="normal" officeooo:rsid="0013970e" style:font-style-asian="normal" style:font-style-complex="normal"/>
    </style:style>
    <style:style style:name="T19" style:family="text">
      <style:text-properties fo:font-style="normal" officeooo:rsid="0015608c" style:font-style-asian="normal" style:font-style-complex="normal"/>
    </style:style>
    <style:style style:name="T20" style:family="text">
      <style:text-properties fo:font-style="normal" officeooo:rsid="00164422" style:font-style-asian="normal" style:font-style-complex="normal"/>
    </style:style>
    <style:style style:name="T21" style:family="text">
      <style:text-properties fo:font-style="normal" fo:background-color="#ff0000" style:font-style-asian="normal" style:font-style-complex="normal"/>
    </style:style>
    <style:style style:name="T22" style:family="text">
      <style:text-properties style:font-name="Times New Roman" fo:font-style="normal" style:font-style-asian="normal" style:font-style-complex="normal"/>
    </style:style>
    <style:style style:name="T23" style:family="text">
      <style:text-properties style:font-name="Times New Roman" fo:font-style="normal" officeooo:rsid="000808b0" style:font-style-asian="normal" style:font-style-complex="normal"/>
    </style:style>
    <style:style style:name="T24" style:family="text">
      <style:text-properties style:font-name="Times New Roman" fo:font-size="12pt" fo:font-style="normal" fo:font-weight="normal" officeooo:rsid="00057205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officeooo:rsid="000cdc8e"/>
    </style:style>
    <style:style style:name="T26" style:family="text">
      <style:text-properties officeooo:rsid="000fbf3a"/>
    </style:style>
    <style:style style:name="T27" style:family="text">
      <style:text-properties officeooo:rsid="00120368"/>
    </style:style>
    <style:style style:name="T28" style:family="text">
      <style:text-properties officeooo:rsid="0018d9fc"/>
    </style:style>
    <style:style style:name="T29" style:family="text">
      <style:text-properties officeooo:rsid="0019fbc0"/>
    </style:style>
    <style:style style:name="T30" style:family="text">
      <style:text-properties officeooo:rsid="001bc0e5"/>
    </style:style>
    <style:style style:name="T31" style:family="text">
      <style:text-properties officeooo:rsid="001dd2ab"/>
    </style:style>
    <style:style style:name="T32" style:family="text">
      <style:text-properties officeooo:rsid="001ea342"/>
    </style:style>
    <style:style style:name="T33" style:family="text">
      <style:text-properties officeooo:rsid="001f4e3b"/>
    </style:style>
    <style:style style:name="T34" style:family="text">
      <style:text-properties officeooo:rsid="0020281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21cm" fo:text-indent="-0.635cm" fo:margin-left="10.12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523cm" fo:text-indent="-0.635cm" fo:margin-left="7.5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158cm" fo:text-indent="-0.635cm" fo:margin-left="8.1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793cm" fo:text-indent="-0.635cm" fo:margin-left="8.7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063cm" fo:text-indent="-0.635cm" fo:margin-left="10.0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333cm" fo:text-indent="-0.635cm" fo:margin-left="11.3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968cm" fo:text-indent="-0.635cm" fo:margin-left="11.9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603cm" fo:text-indent="-0.635cm" fo:margin-left="12.6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238cm" fo:text-indent="-0.635cm" fo:margin-left="13.238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523cm" fo:text-indent="-0.635cm" fo:margin-left="7.5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158cm" fo:text-indent="-0.635cm" fo:margin-left="8.1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793cm" fo:text-indent="-0.635cm" fo:margin-left="8.7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063cm" fo:text-indent="-0.635cm" fo:margin-left="10.0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333cm" fo:text-indent="-0.635cm" fo:margin-left="11.3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968cm" fo:text-indent="-0.635cm" fo:margin-left="11.9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603cm" fo:text-indent="-0.635cm" fo:margin-left="12.6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238cm" fo:text-indent="-0.635cm" fo:margin-left="13.238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523cm" fo:text-indent="-0.635cm" fo:margin-left="7.5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158cm" fo:text-indent="-0.635cm" fo:margin-left="8.1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793cm" fo:text-indent="-0.635cm" fo:margin-left="8.7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063cm" fo:text-indent="-0.635cm" fo:margin-left="10.0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333cm" fo:text-indent="-0.635cm" fo:margin-left="11.3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968cm" fo:text-indent="-0.635cm" fo:margin-left="11.9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603cm" fo:text-indent="-0.635cm" fo:margin-left="12.6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238cm" fo:text-indent="-0.635cm" fo:margin-left="13.238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774cm" fo:text-indent="-0.635cm" fo:margin-left="8.7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409cm" fo:text-indent="-0.635cm" fo:margin-left="9.4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044cm" fo:text-indent="-0.635cm" fo:margin-left="10.0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679cm" fo:text-indent="-0.635cm" fo:margin-left="10.6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314cm" fo:text-indent="-0.635cm" fo:margin-left="11.3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949cm" fo:text-indent="-0.635cm" fo:margin-left="11.9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584cm" fo:text-indent="-0.635cm" fo:margin-left="12.5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219cm" fo:text-indent="-0.635cm" fo:margin-left="13.2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854cm" fo:text-indent="-0.635cm" fo:margin-left="13.8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489cm" fo:text-indent="-0.635cm" fo:margin-left="14.489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774cm" fo:text-indent="-0.635cm" fo:margin-left="8.7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409cm" fo:text-indent="-0.635cm" fo:margin-left="9.4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044cm" fo:text-indent="-0.635cm" fo:margin-left="10.0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679cm" fo:text-indent="-0.635cm" fo:margin-left="10.6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314cm" fo:text-indent="-0.635cm" fo:margin-left="11.3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949cm" fo:text-indent="-0.635cm" fo:margin-left="11.9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584cm" fo:text-indent="-0.635cm" fo:margin-left="12.5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219cm" fo:text-indent="-0.635cm" fo:margin-left="13.2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854cm" fo:text-indent="-0.635cm" fo:margin-left="13.8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489cm" fo:text-indent="-0.635cm" fo:margin-left="14.489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0.024cm" fo:text-indent="-0.635cm" fo:margin-left="10.02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0.659cm" fo:text-indent="-0.635cm" fo:margin-left="10.65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1.294cm" fo:text-indent="-0.635cm" fo:margin-left="11.29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1.929cm" fo:text-indent="-0.635cm" fo:margin-left="11.9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2.564cm" fo:text-indent="-0.635cm" fo:margin-left="12.56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3.199cm" fo:text-indent="-0.635cm" fo:margin-left="13.19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3.834cm" fo:text-indent="-0.635cm" fo:margin-left="13.83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4.469cm" fo:text-indent="-0.635cm" fo:margin-left="14.46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5.104cm" fo:text-indent="-0.635cm" fo:margin-left="15.10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.739cm" fo:text-indent="-0.635cm" fo:margin-left="15.739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0.024cm" fo:text-indent="-0.635cm" fo:margin-left="10.02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0.659cm" fo:text-indent="-0.635cm" fo:margin-left="10.65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1.294cm" fo:text-indent="-0.635cm" fo:margin-left="11.29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1.929cm" fo:text-indent="-0.635cm" fo:margin-left="11.92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2.564cm" fo:text-indent="-0.635cm" fo:margin-left="12.56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3.199cm" fo:text-indent="-0.635cm" fo:margin-left="13.19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3.834cm" fo:text-indent="-0.635cm" fo:margin-left="13.83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4.469cm" fo:text-indent="-0.635cm" fo:margin-left="14.46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5.104cm" fo:text-indent="-0.635cm" fo:margin-left="15.10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.739cm" fo:text-indent="-0.635cm" fo:margin-left="15.739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523cm" fo:text-indent="-0.635cm" fo:margin-left="7.5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158cm" fo:text-indent="-0.635cm" fo:margin-left="8.1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793cm" fo:text-indent="-0.635cm" fo:margin-left="8.7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063cm" fo:text-indent="-0.635cm" fo:margin-left="10.0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333cm" fo:text-indent="-0.635cm" fo:margin-left="11.3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968cm" fo:text-indent="-0.635cm" fo:margin-left="11.9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603cm" fo:text-indent="-0.635cm" fo:margin-left="12.6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238cm" fo:text-indent="-0.635cm" fo:margin-left="13.238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774cm" fo:text-indent="-0.635cm" fo:margin-left="8.7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409cm" fo:text-indent="-0.635cm" fo:margin-left="9.4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044cm" fo:text-indent="-0.635cm" fo:margin-left="10.0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679cm" fo:text-indent="-0.635cm" fo:margin-left="10.6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314cm" fo:text-indent="-0.635cm" fo:margin-left="11.3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949cm" fo:text-indent="-0.635cm" fo:margin-left="11.9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584cm" fo:text-indent="-0.635cm" fo:margin-left="12.5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219cm" fo:text-indent="-0.635cm" fo:margin-left="13.2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854cm" fo:text-indent="-0.635cm" fo:margin-left="13.8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489cm" fo:text-indent="-0.635cm" fo:margin-left="14.489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774cm" fo:text-indent="-0.635cm" fo:margin-left="8.7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409cm" fo:text-indent="-0.635cm" fo:margin-left="9.4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044cm" fo:text-indent="-0.635cm" fo:margin-left="10.0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679cm" fo:text-indent="-0.635cm" fo:margin-left="10.6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314cm" fo:text-indent="-0.635cm" fo:margin-left="11.3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949cm" fo:text-indent="-0.635cm" fo:margin-left="11.9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584cm" fo:text-indent="-0.635cm" fo:margin-left="12.5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219cm" fo:text-indent="-0.635cm" fo:margin-left="13.2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854cm" fo:text-indent="-0.635cm" fo:margin-left="13.8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489cm" fo:text-indent="-0.635cm" fo:margin-left="14.489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774cm" fo:text-indent="-0.635cm" fo:margin-left="8.7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409cm" fo:text-indent="-0.635cm" fo:margin-left="9.4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044cm" fo:text-indent="-0.635cm" fo:margin-left="10.0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679cm" fo:text-indent="-0.635cm" fo:margin-left="10.6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314cm" fo:text-indent="-0.635cm" fo:margin-left="11.3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949cm" fo:text-indent="-0.635cm" fo:margin-left="11.9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584cm" fo:text-indent="-0.635cm" fo:margin-left="12.5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219cm" fo:text-indent="-0.635cm" fo:margin-left="13.2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854cm" fo:text-indent="-0.635cm" fo:margin-left="13.8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489cm" fo:text-indent="-0.635cm" fo:margin-left="14.489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774cm" fo:text-indent="-0.635cm" fo:margin-left="8.7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409cm" fo:text-indent="-0.635cm" fo:margin-left="9.4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044cm" fo:text-indent="-0.635cm" fo:margin-left="10.0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679cm" fo:text-indent="-0.635cm" fo:margin-left="10.6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314cm" fo:text-indent="-0.635cm" fo:margin-left="11.3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949cm" fo:text-indent="-0.635cm" fo:margin-left="11.9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584cm" fo:text-indent="-0.635cm" fo:margin-left="12.5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219cm" fo:text-indent="-0.635cm" fo:margin-left="13.2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854cm" fo:text-indent="-0.635cm" fo:margin-left="13.8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489cm" fo:text-indent="-0.635cm" fo:margin-left="14.489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774cm" fo:text-indent="-0.635cm" fo:margin-left="8.7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409cm" fo:text-indent="-0.635cm" fo:margin-left="9.4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044cm" fo:text-indent="-0.635cm" fo:margin-left="10.0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679cm" fo:text-indent="-0.635cm" fo:margin-left="10.6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314cm" fo:text-indent="-0.635cm" fo:margin-left="11.3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949cm" fo:text-indent="-0.635cm" fo:margin-left="11.9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584cm" fo:text-indent="-0.635cm" fo:margin-left="12.5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219cm" fo:text-indent="-0.635cm" fo:margin-left="13.2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854cm" fo:text-indent="-0.635cm" fo:margin-left="13.8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489cm" fo:text-indent="-0.635cm" fo:margin-left="14.489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774cm" fo:text-indent="-0.635cm" fo:margin-left="8.77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9.409cm" fo:text-indent="-0.635cm" fo:margin-left="9.4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0.044cm" fo:text-indent="-0.635cm" fo:margin-left="10.04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679cm" fo:text-indent="-0.635cm" fo:margin-left="10.67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1.314cm" fo:text-indent="-0.635cm" fo:margin-left="11.31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949cm" fo:text-indent="-0.635cm" fo:margin-left="11.94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584cm" fo:text-indent="-0.635cm" fo:margin-left="12.58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3.219cm" fo:text-indent="-0.635cm" fo:margin-left="13.21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854cm" fo:text-indent="-0.635cm" fo:margin-left="13.85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4.489cm" fo:text-indent="-0.635cm" fo:margin-left="14.489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523cm" fo:text-indent="-0.635cm" fo:margin-left="7.5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158cm" fo:text-indent="-0.635cm" fo:margin-left="8.1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793cm" fo:text-indent="-0.635cm" fo:margin-left="8.7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063cm" fo:text-indent="-0.635cm" fo:margin-left="10.0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333cm" fo:text-indent="-0.635cm" fo:margin-left="11.3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968cm" fo:text-indent="-0.635cm" fo:margin-left="11.9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603cm" fo:text-indent="-0.635cm" fo:margin-left="12.6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238cm" fo:text-indent="-0.635cm" fo:margin-left="13.238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523cm" fo:text-indent="-0.635cm" fo:margin-left="7.5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158cm" fo:text-indent="-0.635cm" fo:margin-left="8.1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793cm" fo:text-indent="-0.635cm" fo:margin-left="8.7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063cm" fo:text-indent="-0.635cm" fo:margin-left="10.0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333cm" fo:text-indent="-0.635cm" fo:margin-left="11.3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968cm" fo:text-indent="-0.635cm" fo:margin-left="11.9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603cm" fo:text-indent="-0.635cm" fo:margin-left="12.6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238cm" fo:text-indent="-0.635cm" fo:margin-left="13.238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523cm" fo:text-indent="-0.635cm" fo:margin-left="7.5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158cm" fo:text-indent="-0.635cm" fo:margin-left="8.1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793cm" fo:text-indent="-0.635cm" fo:margin-left="8.7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063cm" fo:text-indent="-0.635cm" fo:margin-left="10.0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333cm" fo:text-indent="-0.635cm" fo:margin-left="11.3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968cm" fo:text-indent="-0.635cm" fo:margin-left="11.9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603cm" fo:text-indent="-0.635cm" fo:margin-left="12.6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238cm" fo:text-indent="-0.635cm" fo:margin-left="13.238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7.523cm" fo:text-indent="-0.635cm" fo:margin-left="7.52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158cm" fo:text-indent="-0.635cm" fo:margin-left="8.15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8.793cm" fo:text-indent="-0.635cm" fo:margin-left="8.79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063cm" fo:text-indent="-0.635cm" fo:margin-left="10.06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1.333cm" fo:text-indent="-0.635cm" fo:margin-left="11.33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1.968cm" fo:text-indent="-0.635cm" fo:margin-left="11.96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2.603cm" fo:text-indent="-0.635cm" fo:margin-left="12.60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238cm" fo:text-indent="-0.635cm" fo:margin-left="13.238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4">ER2007 Version 1.13</text:p>
      <text:p text:style-name="P14"/>
      <text:p text:style-name="P15">Program Overview</text:p>
      <text:p text:style-name="P15"/>
      <text:p text:style-name="P15">Steven Derr</text:p>
      <text:p text:style-name="P15"/>
      <text:p text:style-name="P15">10-16-2013</text:p>
      <text:p text:style-name="P15"/>
      <text:p text:style-name="P10"/>
      <text:p text:style-name="P1"><text:tab/><text:tab/><text:span text:style-name="T1">ER2007 Test Panel.vi</text:span></text:p>
      <text:p text:style-name="P1"/>
      <text:p text:style-name="P13">Frame 0</text:p>
      <text:p text:style-name="P12"><text:span text:style-name="T3"><text:tab/></text:span><text:span text:style-name="T24">Frame 0</text:span></text:p>
      <text:list xml:id="list8305534949785220880" text:style-name="L1">
        <text:list-item>
          <text:p text:style-name="P29">Notes</text:p>
        </text:list-item>
      </text:list>
      <text:p text:style-name="P11"><text:span text:style-name="T3"><text:tab/></text:span><text:span text:style-name="T24">Frame 1</text:span></text:p>
      <text:list xml:id="list926458775025431385" text:style-name="L2">
        <text:list-item>
          <text:p text:style-name="P30">Notes</text:p>
        </text:list-item>
      </text:list>
      <text:p text:style-name="P1"><text:tab/><text:span text:style-name="T22">Frame 2</text:span></text:p>
      <text:list xml:id="list2694165083906499545" text:style-name="L3">
        <text:list-item>
          <text:p text:style-name="P31">Notes</text:p>
        </text:list-item>
      </text:list>
      <text:p text:style-name="P1"><text:tab/><text:span text:style-name="T22">Frame 3</text:span><text:tab/></text:p>
      <text:list xml:id="list7991372365565715687" text:style-name="L4">
        <text:list-item>
          <text:p text:style-name="P32">Notes</text:p>
        </text:list-item>
      </text:list>
      <text:p text:style-name="P1"><text:tab/><text:span text:style-name="T22">Frame 4</text:span></text:p>
      <text:list xml:id="list2014906989680320603" text:style-name="L5">
        <text:list-item>
          <text:p text:style-name="P33">Initialze some Globals, set version and copyright</text:p>
        </text:list-item>
      </text:list>
      <text:p text:style-name="P1"><text:tab/><text:span text:style-name="T22">Frame 5</text:span></text:p>
      <text:list xml:id="list2801856546111254294" text:style-name="L6">
        <text:list-item>
          <text:p text:style-name="P34">Read Defaults file, plug info into Global</text:p>
        </text:list-item>
      </text:list>
      <text:p text:style-name="P1"><text:tab/><text:span text:style-name="T22">Frame 6</text:span></text:p>
      <text:list xml:id="list5398265999859496810" text:style-name="L7">
        <text:list-item>
          <text:p text:style-name="P35">Read Calibration file</text:p>
        </text:list-item>
        <text:list-item>
          <text:p text:style-name="P35">Set debugging tools visable</text:p>
        </text:list-item>
      </text:list>
      <text:p text:style-name="P12"><text:span text:style-name="T3"><text:tab/></text:span><text:span text:style-name="T24">Frame 7</text:span></text:p>
      <text:list xml:id="list1335838998492229010" text:style-name="L8">
        <text:list-item>
          <text:p text:style-name="P36">Enable/disable “Take Point”, “Setup”, and “History”</text:p>
        </text:list-item>
      </text:list>
      <text:p text:style-name="P1"><text:tab/><text:tab/><text:tab/><text:span text:style-name="T22">Sim = False</text:span></text:p>
      <text:list xml:id="list1554704454020779505" text:style-name="L9">
        <text:list-header>
          <text:p text:style-name="P87">Frame 0</text:p>
        </text:list-header>
        <text:list-item>
          <text:p text:style-name="P90">Read “Cell Status File”</text:p>
        </text:list-item>
      </text:list>
      <text:list xml:id="list3375072704037985" text:style-name="L10">
        <text:list-header>
          <text:p text:style-name="P88">Frame 1</text:p>
        </text:list-header>
        <text:list-item>
          <text:p text:style-name="P91">Sets cell data.</text:p>
        </text:list-item>
      </text:list>
      <text:list xml:id="list1848125663571817977" text:style-name="L11">
        <text:list-header>
          <text:p text:style-name="P89">Frame 2</text:p>
        </text:list-header>
        <text:list-item>
          <text:p text:style-name="P92">Write cell data to global </text:p>
        </text:list-item>
      </text:list>
      <text:p text:style-name="P1"><text:span text:style-name="T6"><text:tab/><text:tab/><text:tab/></text:span><text:span text:style-name="T23">Sim = True</text:span></text:p>
      <text:p text:style-name="P1"><text:span text:style-name="T6"><text:tab/><text:tab/><text:tab/><text:tab/></text:span><text:span text:style-name="T23">Frame 0</text:span></text:p>
      <text:list xml:id="list3106558963243016656" text:style-name="L12">
        <text:list-item>
          <text:p text:style-name="P93">Plug in dummy data</text:p>
        </text:list-item>
      </text:list>
      <text:p text:style-name="P1"><text:span text:style-name="T6"><text:tab/><text:tab/><text:tab/><text:tab/></text:span><text:span text:style-name="T23">Frame 1</text:span></text:p>
      <text:list xml:id="list580113347318848152" text:style-name="L13">
        <text:list-item>
          <text:p text:style-name="P37">More dummy data</text:p>
        </text:list-item>
      </text:list>
      <text:p text:style-name="P1"><text:span text:style-name="T6"><text:tab/><text:tab/><text:tab/><text:tab/></text:span><text:span text:style-name="T8">Frame 2</text:span></text:p>
      <text:list xml:id="list8140250782145672526" text:style-name="L14">
        <text:list-item>
          <text:p text:style-name="P38">Dummy data..</text:p>
        </text:list-item>
      </text:list>
      <text:p text:style-name="P1"><text:span text:style-name="T6"><text:tab/><text:tab/><text:tab/><text:tab/></text:span><text:span text:style-name="T8">Frame 3</text:span></text:p>
      <text:list xml:id="list5441198583588219594" text:style-name="L15">
        <text:list-item>
          <text:p text:style-name="P40"><text:soft-page-break/>Dummy Data</text:p>
        </text:list-item>
      </text:list>
      <text:p text:style-name="P6"><text:tab/><text:tab/><text:tab/><text:tab/>Frame 4</text:p>
      <text:list xml:id="list7597790479123164423" text:style-name="L16">
        <text:list-item>
          <text:p text:style-name="P95">Write dat<text:span text:style-name="T31">a</text:span> to cluster and to Global</text:p>
        </text:list-item>
      </text:list>
      <text:p text:style-name="P6"><text:tab/>Frame 8</text:p>
      <text:list xml:id="list3512574002888060587" text:style-name="L17">
        <text:list-item>
          <text:p text:style-name="P41">Inits sample reuqest</text:p>
        </text:list-item>
      </text:list>
      <text:p text:style-name="P11"><text:span text:style-name="T4"><text:tab/></text:span><text:span text:style-name="T5">Frame 9</text:span></text:p>
      <text:p text:style-name="P7"><text:tab/><text:tab/>DAQ Run = True</text:p>
      <text:list xml:id="list1141845624450872998" text:style-name="L18">
        <text:list-item>
          <text:p text:style-name="P104">Stop and retart DAQ Loop</text:p>
        </text:list-item>
      </text:list>
      <text:p text:style-name="P6"><text:tab/><text:tab/>DAQ Run = False</text:p>
      <text:list xml:id="list2396626324244855530" text:style-name="L19">
        <text:list-item>
          <text:p text:style-name="P42">Set the init global and start the DAQ loop</text:p>
        </text:list-item>
      </text:list>
      <text:p text:style-name="P6"><text:tab/>Frame 10</text:p>
      <text:p text:style-name="P6"><text:tab/><text:tab/>Frame 0</text:p>
      <text:list xml:id="list2017412597012060302" text:style-name="L20">
        <text:list-item>
          <text:p text:style-name="P105"><text:span text:style-name="T6">S</text:span>et Globals GCD Go, GCD Err, GCD Busy and GCD Stop to false</text:p>
        </text:list-item>
      </text:list>
      <text:p text:style-name="P5"><text:tab/><text:tab/>Frame 1</text:p>
      <text:list xml:id="list2992985809020179860" text:style-name="L21">
        <text:list-item>
          <text:p text:style-name="P43">Wait</text:p>
        </text:list-item>
      </text:list>
      <text:p text:style-name="P5"><text:tab/><text:tab/>Frame 2</text:p>
      <text:list xml:id="list5688325564758256727" text:style-name="L22">
        <text:list-header>
          <text:p text:style-name="P44">GCD Run = False</text:p>
        </text:list-header>
        <text:list-item>
          <text:p text:style-name="P106">Start ER20007 Get Cell Data.vi</text:p>
          <text:list>
            <text:list-item>
              <text:list>
                <text:list-header>
                  <text:p text:style-name="P107"><text:span text:style-name="T9">G</text:span><text:span text:style-name="T7">CD Run = True</text:span></text:p>
                </text:list-header>
              </text:list>
            </text:list-item>
          </text:list>
        </text:list-item>
      </text:list>
      <text:p text:style-name="P16"><text:tab/><text:tab/><text:tab/><text:tab/>Frame 0</text:p>
      <text:list xml:id="list4138936397750116885" text:style-name="L23">
        <text:list-item>
          <text:p text:style-name="P45">Set GCD Stop True</text:p>
        </text:list-item>
      </text:list>
      <text:p text:style-name="P8"><text:tab/><text:tab/><text:tab/><text:tab/>Frame 1</text:p>
      <text:list xml:id="list997797456997076" text:style-name="L24">
        <text:list-item>
          <text:p text:style-name="P46">Wait</text:p>
        </text:list-item>
      </text:list>
      <text:p text:style-name="P8"><text:tab/><text:tab/><text:tab/><text:tab/>Frame 2</text:p>
      <text:list xml:id="list6003201170253743364" text:style-name="L25">
        <text:list-item>
          <text:p text:style-name="P47">Wait for GCD to be True??????????</text:p>
        </text:list-item>
      </text:list>
      <text:p text:style-name="P8"><text:tab/><text:tab/><text:tab/><text:tab/>Frame 3</text:p>
      <text:list xml:id="list6233363627593499437" text:style-name="L26">
        <text:list-item>
          <text:p text:style-name="P48">Wait</text:p>
        </text:list-item>
      </text:list>
      <text:p text:style-name="P8"><text:tab/><text:tab/><text:tab/><text:tab/>Frame 4</text:p>
      <text:list xml:id="list165014856203935034" text:style-name="L27">
        <text:list-item>
          <text:p text:style-name="P49">Start Get Cell Data.vi</text:p>
        </text:list-item>
      </text:list>
      <text:p text:style-name="P8">Frame 1</text:p>
      <text:p text:style-name="P8"><text:tab/>Timeout[CS]</text:p>
      <text:p text:style-name="P9"><text:tab/><text:tab/><text:span text:style-name="T27">New Data Global, New Setup global, TakePt global and Init = False</text:span></text:p>
      <text:p text:style-name="P9"><text:span text:style-name="T26"><text:tab/><text:tab/><text:tab/>(3)</text:span>Frame 0<text:tab/><text:tab/><text:tab/></text:p>
      <text:list xml:id="list6685701441023219834" text:style-name="L28">
        <text:list-item>
          <text:p text:style-name="P50">Post time</text:p>
        </text:list-item>
        <text:list-item>
          <text:p text:style-name="P50">Update GCD Err boolean from Global</text:p>
        </text:list-item>
        <text:list-item>
          <text:p text:style-name="P50">Update DAQ Run boolean from Global</text:p>
        </text:list-item>
      </text:list>
      <text:p text:style-name="P8"><text:tab/><text:tab/><text:tab/><text:tab/>GCD Busy = False</text:p>
      <text:p text:style-name="P2"><text:span text:style-name="T7"><text:tab/><text:tab/><text:tab/><text:tab/><text:tab/></text:span><text:span text:style-name="T10">Add Array = False</text:span></text:p>
      <text:list xml:id="list5220283000903516403" text:style-name="L29">
        <text:list-item>
          <text:p text:style-name="P108">Check if it's time for sample</text:p>
        </text:list-item>
        <text:list-item>
          <text:p text:style-name="P108">Stop loop if:</text:p>
          <text:list>
            <text:list-item>
              <text:p text:style-name="P108">CurActiveCells-1 =&lt; Iteration OR</text:p>
            </text:list-item>
            <text:list-item>
              <text:p text:style-name="P108">Schd Time =&lt; Current Time AND</text:p>
            </text:list-item>
            <text:list-item>
              <text:p text:style-name="P113"><text:span text:style-name="T7">SUP Cell /= Iteration </text:span><text:span text:style-name="T21">???</text:span></text:p>
            </text:list-item>
          </text:list>
        </text:list-item>
      </text:list>
      <text:p text:style-name="P17"><text:tab/><text:tab/><text:tab/><text:tab/><text:span text:style-name="T25">Add Array = True</text:span></text:p>
      <text:list xml:id="list41175879245605709" text:style-name="L30">
        <text:list-item>
          <text:p text:style-name="P109">Pass out Sample Cell and take pt sample</text:p>
        </text:list-item>
      </text:list>
      <text:p text:style-name="P18"><text:span text:style-name="T7"><text:tab/><text:tab/><text:tab/></text:span><text:span text:style-name="T10">GCD Busy = True</text:span></text:p>
      <text:list xml:id="list3890553524835830482" text:style-name="L31">
        <text:list-item>
          <text:p text:style-name="P94"><text:span text:style-name="T10">P</text:span><text:span text:style-name="T7">ass out 0 as Sample Cell and F for Don't sample</text:span></text:p>
        </text:list-item>
      </text:list>
      <text:p text:style-name="P114"><text:soft-page-break/><text:tab/><text:tab/><text:tab/></text:p>
      <text:p text:style-name="P115"><text:tab/><text:tab/><text:tab/>Global GCD /= Local GCD Busy = False</text:p>
      <text:list xml:id="list351412295778709137" text:style-name="L32">
        <text:list-item>
          <text:p text:style-name="P96">Nothing</text:p>
        </text:list-item>
      </text:list>
      <text:p text:style-name="P115"><text:tab/><text:tab/><text:tab/>Global GCD /= Local GCD Busy = True</text:p>
      <text:list xml:id="list3273021236251144331" text:style-name="L33">
        <text:list-item>
          <text:p text:style-name="P97">GCD = False</text:p>
        </text:list-item>
      </text:list>
      <text:p text:style-name="P19"><text:span text:style-name="T7"><text:tab/><text:tab/><text:tab/><text:tab/></text:span><text:span text:style-name="T21">Set “something” to 0</text:span></text:p>
      <text:list xml:id="list165643245138227" text:continue-numbering="true" text:style-name="L33">
        <text:list-item>
          <text:p text:style-name="P98">GCD = True</text:p>
          <text:p text:style-name="P98">Pass “something” wire through</text:p>
        </text:list-item>
      </text:list>
      <text:p text:style-name="P20"><text:span text:style-name="T7"><text:tab/><text:tab/><text:tab/></text:span><text:span text:style-name="T11">A/D Err or Galil Err /= System Error = False</text:span></text:p>
      <text:list xml:id="list3328888275050218012" text:style-name="L34">
        <text:list-item>
          <text:p text:style-name="P99">Nothing</text:p>
        </text:list-item>
      </text:list>
      <text:p text:style-name="P21"><text:span text:style-name="T7"><text:tab/><text:tab/><text:tab/></text:span><text:span text:style-name="T11">A/D Err or Galil Err /= System Error = True</text:span></text:p>
      <text:list xml:id="list1990396747188638363" text:style-name="L35">
        <text:list-item>
          <text:p text:style-name="P100">Set A/D err</text:p>
        </text:list-item>
        <text:list-item>
          <text:p text:style-name="P100">Set System Error</text:p>
        </text:list-item>
        <text:list-item>
          <text:p text:style-name="P100">Show/hide system error</text:p>
        </text:list-item>
        <text:list-item>
          <text:p text:style-name="P100">Set VPA Err</text:p>
        </text:list-item>
        <text:list-item>
          <text:p text:style-name="P100">Show/hide Reset DAQ</text:p>
        </text:list-item>
      </text:list>
      <text:p text:style-name="P22"><text:span text:style-name="T7"><text:tab/><text:tab/></text:span><text:span text:style-name="T14">(3)</text:span><text:span text:style-name="T12">Frame 1</text:span></text:p>
      <text:p text:style-name="P116"><text:tab/><text:tab/><text:tab/>Request Granted = False</text:p>
      <text:p text:style-name="P117"><text:tab/><text:tab/><text:tab/><text:tab/>(GCD Busy=False) AND (Local GCD Busy/=Global GCD Busy)=False</text:p>
      <text:list xml:id="list2728345590813487371" text:style-name="L36">
        <text:list-item>
          <text:p text:style-name="P122">Nothing</text:p>
        </text:list-item>
      </text:list>
      <text:p text:style-name="P117"><text:tab/><text:tab/><text:tab/><text:tab/>(GCD Busy=False) AND (Local GCD Busy/=Global GCD Busy)=True</text:p>
      <text:p text:style-name="P117"><text:tab/><text:tab/><text:tab/><text:tab/><text:tab/>CurSelectedCell = 0</text:p>
      <text:list xml:id="list3329318360983244971" text:style-name="L37">
        <text:list-item>
          <text:p text:style-name="P123">Disable Setup</text:p>
        </text:list-item>
        <text:list-item>
          <text:p text:style-name="P123">Disable TakePt</text:p>
        </text:list-item>
        <text:list-item>
          <text:p text:style-name="P123">Disable History</text:p>
        </text:list-item>
        <text:list-item>
          <text:p text:style-name="P123">Enable CurVals</text:p>
        </text:list-item>
      </text:list>
      <text:p text:style-name="P117"><text:tab/><text:tab/><text:tab/><text:tab/><text:tab/>CurSelectedCell = 1, Default</text:p>
      <text:list xml:id="list5468422333897197371" text:style-name="L38">
        <text:list-item>
          <text:p text:style-name="P124">Enable or disable Setup, TakePt, History and CurVals</text:p>
        </text:list-item>
      </text:list>
      <text:p text:style-name="P23"><text:span text:style-name="T12"><text:tab/><text:tab/><text:tab/>Request Granted = </text:span><text:span text:style-name="T13">True</text:span></text:p>
      <text:p text:style-name="P118"><text:tab/><text:tab/><text:tab/><text:tab/>Frame 0</text:p>
      <text:list xml:id="list3881550716710814932" text:style-name="L39">
        <text:list-item>
          <text:p text:style-name="P110">Set next time from cell data for selected cell</text:p>
        </text:list-item>
        <text:list-item>
          <text:p text:style-name="P110">Update Global Test Info</text:p>
        </text:list-item>
        <text:list-item>
          <text:p text:style-name="P110">Write Global DataCell</text:p>
        </text:list-item>
        <text:list-item>
          <text:p text:style-name="P110">Write T to GCD Busy global</text:p>
        </text:list-item>
      </text:list>
      <text:p text:style-name="P118"><text:tab/><text:tab/><text:tab/><text:tab/>Frame 1</text:p>
      <text:p text:style-name="P118"><text:tab/><text:tab/><text:tab/><text:tab/><text:tab/>GCD Run = False</text:p>
      <text:p text:style-name="P118"><text:tab/><text:tab/><text:tab/><text:tab/><text:tab/><text:tab/>Frame 0</text:p>
      <text:list xml:id="list5096175828149677386" text:style-name="L40">
        <text:list-item>
          <text:p text:style-name="P128">Start Get Cell Data.vi</text:p>
        </text:list-item>
        <text:list-item>
          <text:p text:style-name="P128">Get time on sequence local</text:p>
        </text:list-item>
      </text:list>
      <text:p text:style-name="P118"><text:tab/><text:tab/><text:tab/><text:tab/><text:tab/><text:tab/>Frame 1</text:p>
      <text:list xml:id="list5738508502859927495" text:style-name="L41">
        <text:list-item>
          <text:p text:style-name="P129">Wait for GCD Run T OR 2 seconds</text:p>
        </text:list-item>
      </text:list>
      <text:p text:style-name="P118"><text:tab/><text:tab/><text:tab/><text:tab/><text:tab/><text:tab/>Frame 2</text:p>
      <text:p text:style-name="P24"><text:span text:style-name="T7"><text:tab/><text:tab/><text:tab/><text:tab/><text:tab/><text:tab/><text:tab/>Two second timeout = </text:span><text:span text:style-name="T14">False</text:span></text:p>
      <text:list xml:id="list1409909754992673864" text:style-name="L42">
        <text:list-item>
          <text:p text:style-name="P136">GCD Go global = True</text:p>
        </text:list-item>
      </text:list>
      <text:p text:style-name="P25"><text:span text:style-name="T7"><text:tab/><text:tab/><text:tab/><text:tab/><text:tab/><text:tab/><text:tab/>Two second timeout = </text:span><text:span text:style-name="T14">True</text:span></text:p>
      <text:list xml:id="list6301185091498255926" text:style-name="L43">
        <text:list-item>
          <text:p text:style-name="P135"><text:span text:style-name="T14">G</text:span><text:span text:style-name="T7">CD Busy = False</text:span></text:p>
        </text:list-item>
      </text:list>
      <text:p text:style-name="P86"><text:tab/><text:tab/><text:tab/><text:tab/><text:tab/><text:tab/><text:tab/></text:p>
      <text:p text:style-name="P86"><text:soft-page-break/></text:p>
      <text:p text:style-name="P86"/>
      <text:p text:style-name="P24"><text:span text:style-name="T7"><text:tab/><text:tab/><text:tab/><text:tab/><text:tab/></text:span><text:span text:style-name="T14">Sample Cell = 0 - 4</text:span></text:p>
      <text:list xml:id="list205067848532184191" text:style-name="L44">
        <text:list-item>
          <text:p text:style-name="P125">Set C1-Status Colors and Visibility</text:p>
        </text:list-item>
      </text:list>
      <text:p text:style-name="P119"><text:tab/><text:tab/>(3)Frame 2</text:p>
      <text:p text:style-name="P119"><text:tab/><text:tab/><text:tab/>SUP Done = False</text:p>
      <text:list xml:id="list6532422448211599226" text:style-name="L45">
        <text:list-item>
          <text:p text:style-name="P101">Nothing</text:p>
        </text:list-item>
      </text:list>
      <text:p text:style-name="P119"><text:tab/><text:tab/><text:tab/>SUP Done = True</text:p>
      <text:list xml:id="list6903619393860579522" text:style-name="L46">
        <text:list-item>
          <text:p text:style-name="P102">SUP Done global = False</text:p>
        </text:list-item>
        <text:list-item>
          <text:p text:style-name="P102">CurGCDCell shift register = 0</text:p>
        </text:list-item>
      </text:list>
      <text:p text:style-name="P26"><text:span text:style-name="T7"><text:tab/><text:tab/><text:tab/></text:span><text:span text:style-name="T15">(</text:span><text:span text:style-name="T7">New GCD Status Global </text:span><text:span text:style-name="T15">= False)</text:span><text:span text:style-name="T7"> AND </text:span><text:span text:style-name="T15">(</text:span><text:span text:style-name="T7">New Sup Status Global = False</text:span><text:span text:style-name="T15">)</text:span></text:p>
      <text:list xml:id="list7431315773146682222" text:style-name="L47">
        <text:list-item>
          <text:p text:style-name="P103">Update Clock Time</text:p>
        </text:list-item>
      </text:list>
      <text:p text:style-name="P119"><text:tab/><text:tab/><text:tab/><text:tab/>Stop IP = False</text:p>
      <text:list xml:id="list1617014296401138223" text:style-name="L48">
        <text:list-item>
          <text:p text:style-name="P111">Send False to stop while loop</text:p>
        </text:list-item>
      </text:list>
      <text:p text:style-name="P119"><text:tab/><text:tab/><text:tab/><text:tab/>Stop IP = True</text:p>
      <text:p text:style-name="P119"><text:tab/><text:tab/><text:tab/><text:tab/><text:tab/>Frame 0</text:p>
      <text:p text:style-name="P119"><text:tab/><text:tab/><text:tab/><text:tab/><text:tab/><text:tab/>STOP Done global = False</text:p>
      <text:list xml:id="list1148805567531752143" text:style-name="L49">
        <text:list-item>
          <text:p text:style-name="P130">Send False to sequence local</text:p>
        </text:list-item>
      </text:list>
      <text:p text:style-name="P119"><text:tab/><text:tab/><text:tab/><text:tab/><text:tab/><text:tab/>STOP Done global = True</text:p>
      <text:list xml:id="list4012983602272554199" text:style-name="L50">
        <text:list-item>
          <text:p text:style-name="P127"><text:span text:style-name="T7">Send STOP An</text:span><text:span text:style-name="T15">s</text:span><text:span text:style-name="T7"> global to sequence local</text:span></text:p>
        </text:list-item>
      </text:list>
      <text:p text:style-name="P119"><text:tab/><text:tab/><text:tab/><text:tab/><text:tab/>Frame 1</text:p>
      <text:p text:style-name="P26"><text:span text:style-name="T7"><text:tab/><text:tab/><text:tab/><text:tab/><text:tab/><text:tab/>(STOP Done global = False) OR (</text:span><text:span text:style-name="T15">STOP Ans global=False)</text:span></text:p>
      <text:list xml:id="list7029119880709679279" text:style-name="L51">
        <text:list-item>
          <text:p text:style-name="P131">Send False to stop while loop</text:p>
        </text:list-item>
      </text:list>
      <text:p text:style-name="P28"><text:span text:style-name="T7"><text:tab/><text:tab/><text:tab/><text:tab/><text:tab/><text:tab/></text:span><text:span text:style-name="T14">(STOP Done global = </text:span><text:span text:style-name="T7">True</text:span><text:span text:style-name="T14">) </text:span><text:span text:style-name="T7">AND</text:span><text:span text:style-name="T14">(</text:span><text:span text:style-name="T7">STOP Ans global=True)</text:span></text:p>
      <text:list xml:id="list1295065525785115551" text:style-name="L52">
        <text:list-item>
          <text:p text:style-name="P132">Set DAQ Stop true</text:p>
        </text:list-item>
        <text:list-item>
          <text:p text:style-name="P132">Set GCD Stop true</text:p>
        </text:list-item>
        <text:list-item>
          <text:p text:style-name="P132">Send true to stop while loop</text:p>
        </text:list-item>
      </text:list>
      <text:p text:style-name="P27"><text:span text:style-name="T7"><text:tab/><text:tab/><text:tab/></text:span><text:span text:style-name="T15">(</text:span><text:span text:style-name="T7">New GCD Status Global </text:span><text:span text:style-name="T16">= </text:span><text:span text:style-name="T15">True)</text:span><text:span text:style-name="T7"> </text:span><text:span text:style-name="T15">OR (</text:span><text:span text:style-name="T7">New Sup Status Global = </text:span><text:span text:style-name="T15">True)</text:span></text:p>
      <text:p text:style-name="P26"><text:span text:style-name="T7"><text:tab/><text:tab/><text:tab/><text:tab/></text:span><text:span text:style-name="T15">Frame 0</text:span></text:p>
      <text:p text:style-name="P120"><text:tab/><text:tab/><text:tab/><text:tab/><text:tab/>New GCD Status globale = False</text:p>
      <text:p text:style-name="P120"><text:tab/><text:tab/><text:tab/><text:tab/><text:tab/><text:tab/>New Sup Status = False</text:p>
      <text:list xml:id="list808991483864031214" text:style-name="L53">
        <text:list-item>
          <text:p text:style-name="P133">Send 0 to sequence local</text:p>
        </text:list-item>
      </text:list>
      <text:p text:style-name="P121"><text:tab/><text:tab/><text:tab/><text:tab/><text:tab/><text:tab/>New Sup Status = True</text:p>
      <text:list xml:id="list3911178409329393632" text:style-name="L54">
        <text:list-item>
          <text:p text:style-name="P134">Set Net Sup Status to F</text:p>
        </text:list-item>
        <text:list-item>
          <text:p text:style-name="P134">Send SupStatusCell to sequence local</text:p>
        </text:list-item>
      </text:list>
      <text:p text:style-name="P121"><text:tab/><text:tab/><text:tab/><text:tab/><text:tab/>New GCD Status globale = True</text:p>
      <text:list xml:id="list8715353936897014037" text:style-name="L55">
        <text:list-item>
          <text:p text:style-name="P126">Set New GCD Status False</text:p>
        </text:list-item>
        <text:list-item>
          <text:p text:style-name="P126">Send GCDStatusCell to sequence local</text:p>
        </text:list-item>
      </text:list>
      <text:p text:style-name="P121"><text:tab/><text:tab/><text:tab/><text:tab/>Frame 1</text:p>
      <text:list xml:id="list6596777819688180084" text:style-name="L56">
        <text:list-item>
          <text:p text:style-name="P112">Write Cell Status File</text:p>
          <text:list>
            <text:list-item>
              <text:list>
                <text:list-header>
                  <text:p text:style-name="P137"><text:span text:style-name="T17"><text:tab/><text:tab/></text:span><text:span text:style-name="T16">New Data Global, New Setup global, TakePt global </text:span><text:span text:style-name="T18">or</text:span><text:span text:style-name="T16"> Init = </text:span><text:span text:style-name="T18">True</text:span></text:p>
                </text:list-header>
              </text:list>
            </text:list-item>
          </text:list>
        </text:list-item>
      </text:list>
      <text:p text:style-name="P3"><text:span text:style-name="T7"><text:s/><text:tab/><text:tab/><text:tab/></text:span><text:span text:style-name="T18">New Data global </text:span><text:span text:style-name="T19">= False</text:span></text:p>
      <text:p text:style-name="P51"><text:tab/><text:tab/><text:tab/><text:tab/>TakePt=False</text:p>
      <text:p text:style-name="P51"><text:tab/><text:tab/><text:tab/><text:tab/><text:tab/>Frame 0</text:p>
      <text:list xml:id="list7084196952690941373" text:style-name="L57">
        <text:list-item>
          <text:p text:style-name="P52">Update busy captions</text:p>
        </text:list-item>
        <text:list-item>
          <text:p text:style-name="P52">Send cell status on sequence local</text:p>
        </text:list-item>
      </text:list>
      <text:p text:style-name="P53"/>
      <text:p text:style-name="P53"><text:soft-page-break/><text:tab/><text:tab/><text:tab/><text:tab/><text:tab/>Frame 1</text:p>
      <text:list xml:id="list2185325023103152332" text:style-name="L58">
        <text:list-item>
          <text:p text:style-name="P54">0 out cell data?</text:p>
        </text:list-item>
        <text:list-item>
          <text:p text:style-name="P54">Update Sample ID Text</text:p>
        </text:list-item>
      </text:list>
      <text:p text:style-name="P53"><text:tab/><text:tab/><text:tab/><text:tab/><text:tab/>Frame 2</text:p>
      <text:list xml:id="list487869977293987794" text:style-name="L59">
        <text:list-item>
          <text:p text:style-name="P39"><text:span text:style-name="T7">New Setup global = fals</text:span><text:span text:style-name="T20">e</text:span></text:p>
        </text:list-item>
      </text:list>
      <text:p text:style-name="P4"><text:span text:style-name="T19"><text:tab/><text:tab/><text:tab/><text:tab/>TakePt=</text:span><text:span text:style-name="T20">True</text:span></text:p>
      <text:list xml:id="list4635524155673858040" text:style-name="L60">
        <text:list-item>
          <text:p text:style-name="P55">Update volume?</text:p>
        </text:list-item>
      </text:list>
      <text:p text:style-name="P4"><text:span text:style-name="T7"><text:s/><text:tab/><text:tab/><text:tab/></text:span><text:span text:style-name="T18">New Data global </text:span><text:span text:style-name="T19">= </text:span><text:span text:style-name="T20">True</text:span></text:p>
      <text:p text:style-name="P56"><text:tab/><text:tab/><text:tab/><text:tab/>Frame 0</text:p>
      <text:list xml:id="list1343431405992572166" text:style-name="L61">
        <text:list-item>
          <text:p text:style-name="P57">Get cell data on sequence local</text:p>
        </text:list-item>
      </text:list>
      <text:p text:style-name="P56"><text:tab/><text:tab/><text:tab/><text:tab/>Frame 1</text:p>
      <text:list xml:id="list8151738433950791991" text:style-name="L62">
        <text:list-item>
          <text:p text:style-name="P58">Update Display info (ER, TC, etc)</text:p>
        </text:list-item>
      </text:list>
      <text:p text:style-name="P56"><text:tab/><text:tab/><text:tab/><text:tab/>Frame 2</text:p>
      <text:list xml:id="list8438964633768788209" text:style-name="L63">
        <text:list-item>
          <text:p text:style-name="P59">Update C2-Status colors</text:p>
        </text:list-item>
      </text:list>
      <text:p text:style-name="P56"/>
      <text:p text:style-name="P56"><text:tab/><text:span text:style-name="T2">ER2007 Get Cell Data.vi</text:span></text:p>
      <text:p text:style-name="P56"><text:span text:style-name="T2"/></text:p>
      <text:p text:style-name="P60">(Ignoring first frame because it's pretty easy to understand)</text:p>
      <text:p text:style-name="P60"><text:span text:style-name="T28">(</text:span>State<text:span text:style-name="T28">)</text:span> Idle</text:p>
      <text:p text:style-name="P60"><text:tab/>Frame 0</text:p>
      <text:list xml:id="list7067176555874685876" text:style-name="L64">
        <text:list-item>
          <text:p text:style-name="P61">GCD Prog array set to false</text:p>
        </text:list-item>
        <text:list-item>
          <text:p text:style-name="P61">Phase-Pri +1</text:p>
        </text:list-item>
      </text:list>
      <text:p text:style-name="P60"><text:tab/>Frame 1</text:p>
      <text:p text:style-name="P60"><text:tab/><text:tab/>GCD Go Global AND Go False</text:p>
      <text:list xml:id="list5740506239265299311" text:style-name="L66">
        <text:list-item>
          <text:p text:style-name="P62">Set CurState</text:p>
        </text:list-item>
      </text:list>
      <text:p text:style-name="P60"><text:tab/><text:tab/>GCD Go Global OR Go True</text:p>
      <text:list xml:id="list5623250464765131265" text:style-name="L67">
        <text:list-item>
          <text:p text:style-name="P63">Grab current cell Volume, Mark String and Cell Data and puts them on shift register</text:p>
        </text:list-item>
        <text:list-item>
          <text:p text:style-name="P63">Increment Phase-Pri</text:p>
        </text:list-item>
        <text:list-item>
          <text:p text:style-name="P63">Get time stamp</text:p>
        </text:list-item>
        <text:list-item>
          <text:p text:style-name="P63">GCD Err global = False</text:p>
        </text:list-item>
      </text:list>
      <text:p text:style-name="P60"><text:tab/>Frame 2</text:p>
      <text:list xml:id="list7459373070278005261" text:style-name="L68">
        <text:list-item>
          <text:p text:style-name="P64">Reset Abort Message local, Switch Box, R5 Done, Errs local, GCD go global</text:p>
        </text:list-item>
        <text:list-item>
          <text:p text:style-name="P64">Increment Phase-pri</text:p>
        </text:list-item>
        <text:list-item>
          <text:p text:style-name="P64">Phase-Sec = 0</text:p>
        </text:list-item>
        <text:list-item>
          <text:p text:style-name="P64">Phase-Subs = 0</text:p>
        </text:list-item>
        <text:list-item>
          <text:p text:style-name="P65">Set all state to Idle</text:p>
        </text:list-item>
        <text:list-item>
          <text:p text:style-name="P65">Sets Mark strings and new vol</text:p>
        </text:list-item>
      </text:list>
      <text:p text:style-name="P66"><text:tab/>Frame 3</text:p>
      <text:list xml:id="list7843775131725790074" text:style-name="L69">
        <text:list-item>
          <text:p text:style-name="P67">Sets up and zeros out real data array</text:p>
        </text:list-item>
        <text:list-item>
          <text:p text:style-name="P67">Increment Phase-Pri</text:p>
        </text:list-item>
        <text:list-item>
          <text:p text:style-name="P67">Set Phase-Sec and Phase-Subs to 0</text:p>
        </text:list-item>
        <text:list-item>
          <text:p text:style-name="P67">Set signal select to none</text:p>
        </text:list-item>
      </text:list>
      <text:p text:style-name="P66"><text:tab/>Frame 4</text:p>
      <text:list xml:id="list5743781161678857353" text:style-name="L70">
        <text:list-item>
          <text:p text:style-name="P68">Set Cur State to Wait X Secs</text:p>
        </text:list-item>
        <text:list-item>
          <text:p text:style-name="P68">Adds 1 second to Wait Time</text:p>
        </text:list-item>
        <text:list-item>
          <text:p text:style-name="P68">Increment Phase-Pri</text:p>
        </text:list-item>
        <text:list-item>
          <text:p text:style-name="P68"><text:soft-page-break/>Sets Phase-Sec and Phase-Subs to 0</text:p>
        </text:list-item>
      </text:list>
      <text:p text:style-name="P60"><text:tab/><text:span text:style-name="T28">Frame 5</text:span></text:p>
      <text:list xml:id="list2990695783264866170" text:style-name="L71">
        <text:list-item>
          <text:p text:style-name="P69">Sets Phase-Pri, Phase-Sec, and phase-subs to 0</text:p>
        </text:list-item>
        <text:list-item>
          <text:p text:style-name="P69">Sets Cur State to Initalize</text:p>
        </text:list-item>
      </text:list>
      <text:p text:style-name="P66">(State) Initalize</text:p>
      <text:p text:style-name="P66"><text:tab/><text:span text:style-name="T29">(State)</text:span> 0</text:p>
      <text:list xml:id="list3330840910184316499" text:style-name="L72">
        <text:list-item>
          <text:p text:style-name="P70">Inits the AG if needs be</text:p>
        </text:list-item>
        <text:list-item>
          <text:p text:style-name="P70">Sets Cur State to Generator OFF</text:p>
        </text:list-item>
      </text:list>
      <text:p text:style-name="P66"><text:tab/><text:span text:style-name="T29">(State)</text:span> 1</text:p>
      <text:list xml:id="list7905289805758789039" text:style-name="L73">
        <text:list-item>
          <text:p text:style-name="P71">Inits AC2250 if need be</text:p>
        </text:list-item>
        <text:list-item>
          <text:p text:style-name="P71">Increment <text:s/>Phase-Pri</text:p>
        </text:list-item>
        <text:list-item>
          <text:p text:style-name="P71">Sets Phase-Sec to 0</text:p>
        </text:list-item>
        <text:list-item>
          <text:p text:style-name="P71">Next State = Cur State</text:p>
        </text:list-item>
      </text:list>
      <text:p text:style-name="P66"><text:tab/><text:span text:style-name="T29">(State) 2</text:span></text:p>
      <text:list xml:id="list1500525181815127869" text:style-name="L74">
        <text:list-item>
          <text:p text:style-name="P72">Increment Phase-Pri</text:p>
        </text:list-item>
        <text:list-item>
          <text:p text:style-name="P72">Phase-Sec = 0</text:p>
        </text:list-item>
        <text:list-item>
          <text:p text:style-name="P72">Cur State = Reset Auto Mode</text:p>
        </text:list-item>
      </text:list>
      <text:p text:style-name="P73"><text:tab/><text:span text:style-name="T29">(State)</text:span> 3</text:p>
      <text:list xml:id="list4009824081957282576" text:style-name="L76">
        <text:list-item>
          <text:p text:style-name="P74">Increment Phase-Pri</text:p>
        </text:list-item>
        <text:list-item>
          <text:p text:style-name="P74">Phase-Sec = 0</text:p>
        </text:list-item>
        <text:list-item>
          <text:p text:style-name="P74">Cur State = Reset Select Relays</text:p>
        </text:list-item>
      </text:list>
      <text:p text:style-name="P73"><text:tab/><text:span text:style-name="T29">(State) 4</text:span></text:p>
      <text:list xml:id="list881927908616406087" text:style-name="L77">
        <text:list-item>
          <text:p text:style-name="P75">Increment Phase-Pri</text:p>
        </text:list-item>
        <text:list-item>
          <text:p text:style-name="P75">Phase-Sec = 0</text:p>
        </text:list-item>
        <text:list-item>
          <text:p text:style-name="P75">Cur State = Reset Resistor Select Relays</text:p>
        </text:list-item>
      </text:list>
      <text:p text:style-name="P76"><text:tab/><text:span text:style-name="T30">(State) 5</text:span></text:p>
      <text:list xml:id="list581756623250238802" text:style-name="L78">
        <text:list-item>
          <text:p text:style-name="P77">Increment Phase-Pri</text:p>
        </text:list-item>
        <text:list-item>
          <text:p text:style-name="P77">Phase-Sec = 0</text:p>
        </text:list-item>
        <text:list-item>
          <text:p text:style-name="P77">Cur State = Reset Resistor Select Relays</text:p>
        </text:list-item>
      </text:list>
      <text:p text:style-name="P78"><text:span text:style-name="T30"><text:tab/>(State) 6</text:span></text:p>
      <text:list xml:id="list165643323158390" text:continue-numbering="true" text:style-name="L78">
        <text:list-item>
          <text:p text:style-name="P77">Increment Phase-Pri</text:p>
        </text:list-item>
        <text:list-item>
          <text:p text:style-name="P77">Phase-Sec = 0</text:p>
        </text:list-item>
        <text:list-item>
          <text:p text:style-name="P77">Cur State = <text:span text:style-name="T30">Set Freq &amp; Ampltd</text:span></text:p>
        </text:list-item>
      </text:list>
      <text:p text:style-name="P78"><text:span text:style-name="T30"><text:tab/>(State) 7</text:span></text:p>
      <text:list xml:id="list2883603514582155914" text:style-name="L79">
        <text:list-item>
          <text:p text:style-name="P79">Phase-Pri = 9</text:p>
        </text:list-item>
        <text:list-item>
          <text:p text:style-name="P79">Phase-Sec = 0</text:p>
        </text:list-item>
        <text:list-item>
          <text:p text:style-name="P79">Next State = Cur State</text:p>
        </text:list-item>
      </text:list>
      <text:p text:style-name="P80"><text:tab/>(State) 9</text:p>
      <text:list xml:id="list1173661088886605271" text:style-name="L80">
        <text:list-item>
          <text:p text:style-name="P81">Phase-Pri = 0</text:p>
        </text:list-item>
        <text:list-item>
          <text:p text:style-name="P81">Phase-Sec = 0</text:p>
        </text:list-item>
        <text:list-item>
          <text:p text:style-name="P81">Cur State = Main Test Engine</text:p>
        </text:list-item>
        <text:list-item>
          <text:p text:style-name="P81">Next State = Main Test Engine</text:p>
        </text:list-item>
      </text:list>
      <text:p text:style-name="P82">(State) Calculate Resistivity Values</text:p>
      <text:p text:style-name="P82"><text:tab/>(State) 0, Default</text:p>
      <text:list xml:id="list3598131082507425949" text:style-name="L81">
        <text:list-item>
          <text:p text:style-name="P83">Calculates the output R and C params.</text:p>
        </text:list-item>
      </text:list>
      <text:p text:style-name="P80"/>
      <text:p text:style-name="P80"><text:soft-page-break/></text:p>
      <text:p text:style-name="P80"/>
      <text:p text:style-name="P80">---------------------<text:span text:style-name="T32">here is where I gave up - SD</text:span></text:p>
      <text:p text:style-name="P80"/>
      <text:p text:style-name="P80"/>
      <text:p text:style-name="P84">Trying another method.... </text:p>
      <text:p text:style-name="P84"/>
      <text:p text:style-name="P84">ER2007 Get Cell Data .<text:span text:style-name="T33">vi</text:span></text:p>
      <text:p text:style-name="P84">States and the number of other states they call</text:p>
      <text:p text:style-name="P84">* means a call back to the original caller</text:p>
      <text:p text:style-name="P84"/>
      <text:p text:style-name="P84"/>
      <text:p text:style-name="P84">(0) Abort<text:tab/><text:tab/><text:tab/><text:tab/><text:tab/><text:tab/>1<text:tab/><text:tab/><text:span text:style-name="T34">1</text:span></text:p>
      <text:p text:style-name="P84">(1) Calculate Resistivity Values<text:tab/><text:tab/><text:tab/>2*</text:p>
      <text:p text:style-name="P84">(2) Determine Series Resistor<text:tab/><text:tab/><text:tab/>14*</text:p>
      <text:p text:style-name="P84">(3) Done<text:tab/><text:tab/><text:tab/><text:tab/><text:tab/><text:tab/>7</text:p>
      <text:p text:style-name="P84">(4) Error Handler<text:tab/><text:tab/><text:tab/><text:tab/><text:tab/>3*</text:p>
      <text:p text:style-name="P84">(5) Final Values<text:tab/><text:tab/><text:tab/><text:tab/><text:tab/>4</text:p>
      <text:p text:style-name="P84">(6) Generator Off<text:tab/><text:tab/><text:tab/><text:tab/><text:tab/>1*<text:tab/><text:tab/><text:span text:style-name="T34">2</text:span></text:p>
      <text:p text:style-name="P84">(7) Generator On<text:tab/><text:tab/><text:tab/><text:tab/><text:tab/>1*<text:tab/><text:tab/><text:span text:style-name="T34">3</text:span></text:p>
      <text:p text:style-name="P84">(8) Get Cell Pressures<text:tab/><text:tab/><text:tab/><text:tab/><text:tab/>1*<text:tab/><text:tab/><text:span text:style-name="T34">4</text:span></text:p>
      <text:p text:style-name="P84">(9) Get Cell Temperatures<text:tab/><text:tab/><text:tab/><text:tab/>1*<text:tab/><text:tab/><text:span text:style-name="T34">5</text:span></text:p>
      <text:p text:style-name="P84">(10) Get Vs &amp; Phase <text:tab/><text:tab/><text:tab/><text:tab/><text:tab/>1*<text:tab/><text:tab/><text:span text:style-name="T34">6</text:span></text:p>
      <text:p text:style-name="P84">(11) Get V1g &amp; Phase<text:tab/><text:tab/><text:tab/><text:tab/>1*<text:tab/><text:tab/><text:span text:style-name="T34">7</text:span></text:p>
      <text:p text:style-name="P84">(12) Get V2g &amp; Phase<text:tab/><text:tab/><text:tab/><text:tab/>1*<text:tab/><text:tab/><text:span text:style-name="T34">8</text:span></text:p>
      <text:p text:style-name="P84">(13) Get V3g &amp; Phase<text:tab/><text:tab/><text:tab/><text:tab/>1*<text:tab/><text:tab/><text:span text:style-name="T34">9</text:span></text:p>
      <text:p text:style-name="P84">(14) Idle<text:tab/><text:tab/><text:tab/><text:tab/><text:tab/><text:tab/>2</text:p>
      <text:p text:style-name="P84">(15) Initialize <text:tab/><text:tab/><text:tab/><text:tab/><text:tab/><text:tab/>7<text:tab/></text:p>
      <text:p text:style-name="P84">(16) Main Test Engine<text:tab/><text:tab/><text:tab/><text:tab/><text:span text:style-name="T33">13</text:span></text:p>
      <text:p text:style-name="P85">(17) Reset Auto Mode<text:tab/><text:tab/><text:tab/><text:tab/>1*<text:tab/><text:tab/><text:span text:style-name="T34">10</text:span></text:p>
      <text:p text:style-name="P85">(18) Reset Cell Select Relays<text:tab/><text:tab/><text:tab/><text:tab/>1*<text:tab/><text:tab/><text:span text:style-name="T34">11</text:span></text:p>
      <text:p text:style-name="P85">(19) Reset Resistor Select Relays<text:tab/><text:tab/><text:tab/>1*<text:tab/><text:tab/><text:span text:style-name="T34">12</text:span></text:p>
      <text:p text:style-name="P85">(20) Reset Signal Select Relays<text:tab/><text:tab/><text:tab/>1*<text:tab/><text:tab/><text:span text:style-name="T34">13</text:span></text:p>
      <text:p text:style-name="P85">(21) Set Auto Mode<text:tab/><text:tab/><text:tab/><text:tab/><text:tab/>1*<text:tab/><text:tab/><text:span text:style-name="T34">14</text:span></text:p>
      <text:p text:style-name="P85">(22) Set Cell Select Relays<text:tab/><text:tab/><text:tab/><text:tab/>1*<text:tab/><text:tab/><text:span text:style-name="T34">15</text:span></text:p>
      <text:p text:style-name="P85">(23) Set Freq &amp; Ampltd<text:tab/><text:tab/><text:tab/><text:tab/>1*<text:tab/><text:tab/><text:span text:style-name="T34">16</text:span></text:p>
      <text:p text:style-name="P85">(24) Set Resistor Select Relays<text:tab/><text:tab/><text:tab/>1*<text:tab/><text:tab/><text:span text:style-name="T34">17</text:span></text:p>
      <text:p text:style-name="P85">(25) Set Signal Select Relays<text:tab/><text:tab/><text:tab/><text:tab/>1*<text:tab/><text:tab/><text:span text:style-name="T34">18</text:span></text:p>
      <text:p text:style-name="P85">(26) Stop<text:tab/><text:tab/><text:tab/><text:tab/><text:tab/><text:tab/>2</text:p>
      <text:p text:style-name="P85">(27) Wait X Secs<text:tab/><text:tab/><text:tab/><text:tab/><text:tab/>1*<text:tab/><text:tab/><text:span text:style-name="T34">19</text:span><text:tab/><text:tab/><text:tab/><text:tab/></text:p>
      <text:p text:style-name="P85"/>
      <text:p text:style-name="P84"/>
      <text:p text:style-name="P84"/>
      <text:p text:style-name="P78"><text:span text:style-name="T30"/></text:p>
      <text:p text:style-name="P56"/>
      <text:p text:style-name="P5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 PL SungtiL GB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 PL SungtiL GB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 PL SungtiL GB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1.217cm" fo:margin-right="1.04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6T14:40:30.265000000</meta:creation-date>
    <dc:date>2013-10-17T16:56:43.038000000</dc:date>
    <meta:editing-duration>PT9H19M54S</meta:editing-duration>
    <meta:editing-cycles>18</meta:editing-cycles>
    <meta:generator>LibreOffice/4.1.1.2$Windows_x86 LibreOffice_project/7e4286b58adc75a14f6d83f53a03b6c11fa2903</meta:generator>
    <meta:document-statistic meta:table-count="0" meta:image-count="0" meta:object-count="0" meta:page-count="7" meta:paragraph-count="299" meta:word-count="1398" meta:character-count="6906" meta:non-whitespace-character-count="5477"/>
  </office:meta>
</office:document-meta>
</file>